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visibility="collapse" table:number-columns-repeated="5" table:default-cell-style-name="Default"/>
        <table:table-column table:style-name="co1" table:number-columns-repeated="29" table:default-cell-style-name="Default"/>
        <table:table-row table:style-name="ro1">
          <table:table-cell table:style-name="pd1" office:value-type="string" calcext:value-type="string">
            <text:p>variation_name</text:p>
          </table:table-cell>
          <table:table-cell table:style-name="pd1" office:value-type="string" calcext:value-type="string">
            <text:p>position_offset_x</text:p>
          </table:table-cell>
          <table:table-cell table:style-name="pd1" office:value-type="string" calcext:value-type="string">
            <text:p>position_offset_y</text:p>
          </table:table-cell>
          <table:table-cell table:style-name="pd1" office:value-type="string" calcext:value-type="string">
            <text:p>position_offset_z</text:p>
          </table:table-cell>
          <table:table-cell table:style-name="pd1" office:value-type="string" calcext:value-type="string">
            <text:p>rotation_offset_deg_x</text:p>
          </table:table-cell>
          <table:table-cell table:style-name="pd1" office:value-type="string" calcext:value-type="string">
            <text:p>rotation_offset_deg_y</text:p>
          </table:table-cell>
          <table:table-cell table:style-name="pd1" office:value-type="string" calcext:value-type="string">
            <text:p>rotation_offset_deg_z</text:p>
          </table:table-cell>
          <table:table-cell table:style-name="pd1" office:value-type="string" calcext:value-type="string">
            <text:p>Dist_COP_x</text:p>
          </table:table-cell>
          <table:table-cell table:style-name="pd1" office:value-type="string" calcext:value-type="string">
            <text:p>Dist_COP_x_direction</text:p>
          </table:table-cell>
          <table:table-cell table:style-name="pd1" office:value-type="string" calcext:value-type="string">
            <text:p>opt_COPx</text:p>
          </table:table-cell>
          <table:table-cell table:style-name="pd1" office:value-type="string" calcext:value-type="string">
            <text:p>CoP+ X</text:p>
          </table:table-cell>
          <table:table-cell table:style-name="pd1" office:value-type="string" calcext:value-type="string">
            <text:p>CoP+ Y</text:p>
          </table:table-cell>
          <table:table-cell table:style-name="pd1" office:value-type="string" calcext:value-type="string">
            <text:p>CoP+ Z</text:p>
          </table:table-cell>
          <table:table-cell table:style-name="pd1" office:value-type="string" calcext:value-type="string">
            <text:p>Taxel+ active</text:p>
          </table:table-cell>
          <table:table-cell table:style-name="pd1" office:value-type="string" calcext:value-type="string">
            <text:p>F_max+</text:p>
          </table:table-cell>
          <table:table-cell table:style-name="pd1" office:value-type="string" calcext:value-type="string">
            <text:p>F_min+</text:p>
          </table:table-cell>
          <table:table-cell table:style-name="pd1" office:value-type="string" calcext:value-type="string">
            <text:p>Dist+</text:p>
          </table:table-cell>
          <table:table-cell table:style-name="pd1" office:value-type="string" calcext:value-type="string">
            <text:p>F_mean10</text:p>
          </table:table-cell>
          <table:table-cell table:style-name="pd1" office:value-type="string" calcext:value-type="string">
            <text:p>Std_10</text:p>
          </table:table-cell>
          <table:table-cell table:style-name="pd1" office:value-type="string" calcext:value-type="string">
            <text:p>Mean_1-5</text:p>
          </table:table-cell>
          <table:table-cell table:style-name="pd1" office:value-type="string" calcext:value-type="string">
            <text:p>Mean_7-11</text:p>
          </table:table-cell>
          <table:table-cell table:style-name="pd1" office:value-type="string" calcext:value-type="string">
            <text:p>Abs_Diff_Means</text:p>
          </table:table-cell>
          <table:table-cell table:style-name="pd1" office:value-type="string" calcext:value-type="string">
            <text:p>Diff_Means</text:p>
          </table:table-cell>
          <table:table-cell table:style-name="pd1" office:value-type="string" calcext:value-type="string">
            <text:p>1 force (N)</text:p>
          </table:table-cell>
          <table:table-cell table:style-name="pd1" office:value-type="string" calcext:value-type="string">
            <text:p>2 force (N)</text:p>
          </table:table-cell>
          <table:table-cell table:style-name="pd1" office:value-type="string" calcext:value-type="string">
            <text:p>3 force (N)</text:p>
          </table:table-cell>
          <table:table-cell table:style-name="pd1" office:value-type="string" calcext:value-type="string">
            <text:p>4 force (N)</text:p>
          </table:table-cell>
          <table:table-cell table:style-name="pd1" office:value-type="string" calcext:value-type="string">
            <text:p>5 force (N)</text:p>
          </table:table-cell>
          <table:table-cell table:style-name="pd1" office:value-type="string" calcext:value-type="string">
            <text:p>6 force (N)</text:p>
          </table:table-cell>
          <table:table-cell table:style-name="pd1" office:value-type="string" calcext:value-type="string">
            <text:p>7 force (N)</text:p>
          </table:table-cell>
          <table:table-cell table:style-name="pd1" office:value-type="string" calcext:value-type="string">
            <text:p>8 force (N)</text:p>
          </table:table-cell>
          <table:table-cell table:style-name="pd1" office:value-type="string" calcext:value-type="string">
            <text:p>9 force (N)</text:p>
          </table:table-cell>
          <table:table-cell table:style-name="pd1" office:value-type="string" calcext:value-type="string">
            <text:p>10 force (N)</text:p>
          </table:table-cell>
          <table:table-cell table:style-name="pd1" office:value-type="string" calcext:value-type="string">
            <text:p>11 force (N)</text:p>
          </table:table-cell>
          <table:table-cell table:style-name="pd1" office:value-type="string" calcext:value-type="string">
            <text:p>12 force (N)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ABS([.I2])" office:value-type="float" office:value="0.00040139" calcext:value-type="float">
            <text:p>0.00040139</text:p>
          </table:table-cell>
          <table:table-cell office:value-type="float" office:value="-0.00040139" calcext:value-type="float">
            <text:p>-0.00040139</text:p>
          </table:table-cell>
          <table:table-cell office:value-type="float" office:value="0.6920946" calcext:value-type="float">
            <text:p>0.6920946</text:p>
          </table:table-cell>
          <table:table-cell office:value-type="float" office:value="0.69169315" calcext:value-type="float">
            <text:p>0.69169315</text:p>
          </table:table-cell>
          <table:table-cell office:value-type="float" office:value="0.2472197" calcext:value-type="float">
            <text:p>0.2472197</text:p>
          </table:table-cell>
          <table:table-cell office:value-type="float" office:value="0.03926715" calcext:value-type="float">
            <text:p>0.03926715</text:p>
          </table:table-cell>
          <table:table-cell office:value-type="float" office:value="10" calcext:value-type="float">
            <text:p>10</text:p>
          </table:table-cell>
          <table:table-cell office:value-type="float" office:value="0.857228010892868" calcext:value-type="float">
            <text:p>0.857228010892868</text:p>
          </table:table-cell>
          <table:table-cell office:value-type="float" office:value="0.22625932097435" calcext:value-type="float">
            <text:p>0.22625932097435</text:p>
          </table:table-cell>
          <table:table-cell office:value-type="float" office:value="0.630968689918518" calcext:value-type="float">
            <text:p>0.630968689918518</text:p>
          </table:table-cell>
          <table:table-cell office:value-type="float" office:value="0.358379360735416" calcext:value-type="float">
            <text:p>0.358379360735416</text:p>
          </table:table-cell>
          <table:table-cell office:value-type="float" office:value="0.201262138043096" calcext:value-type="float">
            <text:p>0.201262138043096</text:p>
          </table:table-cell>
          <table:table-cell office:value-type="float" office:value="0.311996880173683" calcext:value-type="float">
            <text:p>0.311996880173683</text:p>
          </table:table-cell>
          <table:table-cell office:value-type="float" office:value="0.40476184129715" calcext:value-type="float">
            <text:p>0.40476184129715</text:p>
          </table:table-cell>
          <table:table-cell office:value-type="float" office:value="0.0927649611234665" calcext:value-type="float">
            <text:p>0.0927649611234665</text:p>
          </table:table-cell>
          <table:table-cell table:formula="of:=[.T2]-[.U2]" office:value-type="float" office:value="-0.092764961123467" calcext:value-type="float">
            <text:p>-0.092764961123467</text:p>
          </table:table-cell>
          <table:table-cell office:value-type="float" office:value="0.2574882" calcext:value-type="float">
            <text:p>0.2574882</text:p>
          </table:table-cell>
          <table:table-cell office:value-type="float" office:value="0.2443518" calcext:value-type="float">
            <text:p>0.2443518</text:p>
          </table:table-cell>
          <table:table-cell office:value-type="float" office:value="0.2545444" calcext:value-type="float">
            <text:p>0.2545444</text:p>
          </table:table-cell>
          <table:table-cell office:value-type="float" office:value="0.240424" calcext:value-type="float">
            <text:p>0.240424</text:p>
          </table:table-cell>
          <table:table-cell office:value-type="float" office:value="0.563176" calcext:value-type="float">
            <text:p>0.563176</text:p>
          </table:table-cell>
          <table:table-cell office:value-type="float" office:value="-0.0070028" calcext:value-type="float">
            <text:p>-0.0070028</text:p>
          </table:table-cell>
          <table:table-cell office:value-type="float" office:value="0.317832" calcext:value-type="float">
            <text:p>0.317832</text:p>
          </table:table-cell>
          <table:table-cell office:value-type="float" office:value="0.291428" calcext:value-type="float">
            <text:p>0.291428</text:p>
          </table:table-cell>
          <table:table-cell office:value-type="float" office:value="0.229436" calcext:value-type="float">
            <text:p>0.229436</text:p>
          </table:table-cell>
          <table:table-cell office:value-type="float" office:value="0.3278852" calcext:value-type="float">
            <text:p>0.3278852</text:p>
          </table:table-cell>
          <table:table-cell office:value-type="float" office:value="0.857228" calcext:value-type="float">
            <text:p>0.857228</text:p>
          </table:table-cell>
          <table:table-cell office:value-type="float" office:value="0.0001312" calcext:value-type="float">
            <text:p>0.0001312</text:p>
          </table:table-cell>
        </table:table-row>
        <table:table-row table:style-name="ro1">
          <table:table-cell office:value-type="string" calcext:value-type="string">
            <text:p>z_rot_plus_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ABS([.I3])" office:value-type="float" office:value="0.00011867" calcext:value-type="float">
            <text:p>0.00011867</text:p>
          </table:table-cell>
          <table:table-cell office:value-type="float" office:value="-0.00011867" calcext:value-type="float">
            <text:p>-0.00011867</text:p>
          </table:table-cell>
          <table:table-cell office:value-type="float" office:value="0.6924478" calcext:value-type="float">
            <text:p>0.6924478</text:p>
          </table:table-cell>
          <table:table-cell office:value-type="float" office:value="0.69232913" calcext:value-type="float">
            <text:p>0.69232913</text:p>
          </table:table-cell>
          <table:table-cell office:value-type="float" office:value="0.24721083" calcext:value-type="float">
            <text:p>0.24721083</text:p>
          </table:table-cell>
          <table:table-cell office:value-type="float" office:value="0.03917245" calcext:value-type="float">
            <text:p>0.03917245</text:p>
          </table:table-cell>
          <table:table-cell office:value-type="float" office:value="10" calcext:value-type="float">
            <text:p>10</text:p>
          </table:table-cell>
          <table:table-cell office:value-type="float" office:value="0.771292001008987" calcext:value-type="float">
            <text:p>0.771292001008987</text:p>
          </table:table-cell>
          <table:table-cell office:value-type="float" office:value="0.207254998385906" calcext:value-type="float">
            <text:p>0.207254998385906</text:p>
          </table:table-cell>
          <table:table-cell office:value-type="float" office:value="0.564037002623081" calcext:value-type="float">
            <text:p>0.564037002623081</text:p>
          </table:table-cell>
          <table:table-cell office:value-type="float" office:value="0.353242058753967" calcext:value-type="float">
            <text:p>0.353242058753967</text:p>
          </table:table-cell>
          <table:table-cell office:value-type="float" office:value="0.18707481777481" calcext:value-type="float">
            <text:p>0.18707481777481</text:p>
          </table:table-cell>
          <table:table-cell office:value-type="float" office:value="0.339745677411556" calcext:value-type="float">
            <text:p>0.339745677411556</text:p>
          </table:table-cell>
          <table:table-cell office:value-type="float" office:value="0.366738440096378" calcext:value-type="float">
            <text:p>0.366738440096378</text:p>
          </table:table-cell>
          <table:table-cell office:value-type="float" office:value="0.0269927626848221" calcext:value-type="float">
            <text:p>0.0269927626848221</text:p>
          </table:table-cell>
          <table:table-cell table:formula="of:=[.T3]-[.U3]" office:value-type="float" office:value="-0.026992762684822" calcext:value-type="float">
            <text:p>-0.026992762684822</text:p>
          </table:table-cell>
          <table:table-cell office:value-type="float" office:value="0.2805302" calcext:value-type="float">
            <text:p>0.2805302</text:p>
          </table:table-cell>
          <table:table-cell office:value-type="float" office:value="0.2563238" calcext:value-type="float">
            <text:p>0.2563238</text:p>
          </table:table-cell>
          <table:table-cell office:value-type="float" office:value="0.2712314" calcext:value-type="float">
            <text:p>0.2712314</text:p>
          </table:table-cell>
          <table:table-cell office:value-type="float" office:value="0.266623" calcext:value-type="float">
            <text:p>0.266623</text:p>
          </table:table-cell>
          <table:table-cell office:value-type="float" office:value="0.62402" calcext:value-type="float">
            <text:p>0.62402</text:p>
          </table:table-cell>
          <table:table-cell office:value-type="float" office:value="-0.0079458" calcext:value-type="float">
            <text:p>-0.0079458</text:p>
          </table:table-cell>
          <table:table-cell office:value-type="float" office:value="0.305778" calcext:value-type="float">
            <text:p>0.305778</text:p>
          </table:table-cell>
          <table:table-cell office:value-type="float" office:value="0.26937" calcext:value-type="float">
            <text:p>0.26937</text:p>
          </table:table-cell>
          <table:table-cell office:value-type="float" office:value="0.207255" calcext:value-type="float">
            <text:p>0.207255</text:p>
          </table:table-cell>
          <table:table-cell office:value-type="float" office:value="0.2799972" calcext:value-type="float">
            <text:p>0.2799972</text:p>
          </table:table-cell>
          <table:table-cell office:value-type="float" office:value="0.771292" calcext:value-type="float">
            <text:p>0.771292</text:p>
          </table:table-cell>
          <table:table-cell office:value-type="float" office:value="-0.0005658" calcext:value-type="float">
            <text:p>-0.0005658</text:p>
          </table:table-cell>
        </table:table-row>
        <table:table-row table:style-name="ro1">
          <table:table-cell office:value-type="string" calcext:value-type="string">
            <text:p>z_rot_plus_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ABS([.I4])" office:value-type="float" office:value="0.00019368" calcext:value-type="float">
            <text:p>0.00019368</text:p>
          </table:table-cell>
          <table:table-cell office:value-type="float" office:value="0.00019368" calcext:value-type="float">
            <text:p>0.00019368</text:p>
          </table:table-cell>
          <table:table-cell office:value-type="float" office:value="0.692773" calcext:value-type="float">
            <text:p>0.692773</text:p>
          </table:table-cell>
          <table:table-cell office:value-type="float" office:value="0.6929667" calcext:value-type="float">
            <text:p>0.6929667</text:p>
          </table:table-cell>
          <table:table-cell office:value-type="float" office:value="0.24729565" calcext:value-type="float">
            <text:p>0.24729565</text:p>
          </table:table-cell>
          <table:table-cell office:value-type="float" office:value="0.03914696" calcext:value-type="float">
            <text:p>0.03914696</text:p>
          </table:table-cell>
          <table:table-cell office:value-type="float" office:value="10" calcext:value-type="float">
            <text:p>10</text:p>
          </table:table-cell>
          <table:table-cell office:value-type="float" office:value="0.714138001203537" calcext:value-type="float">
            <text:p>0.714138001203537</text:p>
          </table:table-cell>
          <table:table-cell office:value-type="float" office:value="0.184992001950741" calcext:value-type="float">
            <text:p>0.184992001950741</text:p>
          </table:table-cell>
          <table:table-cell office:value-type="float" office:value="0.529145999252796" calcext:value-type="float">
            <text:p>0.529145999252796</text:p>
          </table:table-cell>
          <table:table-cell office:value-type="float" office:value="0.351257658451796" calcext:value-type="float">
            <text:p>0.351257658451796</text:p>
          </table:table-cell>
          <table:table-cell office:value-type="float" office:value="0.186662400842959" calcext:value-type="float">
            <text:p>0.186662400842959</text:p>
          </table:table-cell>
          <table:table-cell office:value-type="float" office:value="0.373521477282047" calcext:value-type="float">
            <text:p>0.373521477282047</text:p>
          </table:table-cell>
          <table:table-cell office:value-type="float" office:value="0.328993839621544" calcext:value-type="float">
            <text:p>0.328993839621544</text:p>
          </table:table-cell>
          <table:table-cell office:value-type="float" office:value="0.0445276376605034" calcext:value-type="float">
            <text:p>0.0445276376605034</text:p>
          </table:table-cell>
          <table:table-cell table:formula="of:=[.T4]-[.U4]" office:value-type="float" office:value="0.044527637660503" calcext:value-type="float">
            <text:p>0.044527637660503</text:p>
          </table:table-cell>
          <table:table-cell office:value-type="float" office:value="0.2995952" calcext:value-type="float">
            <text:p>0.2995952</text:p>
          </table:table-cell>
          <table:table-cell office:value-type="float" office:value="0.2739538" calcext:value-type="float">
            <text:p>0.2739538</text:p>
          </table:table-cell>
          <table:table-cell office:value-type="float" office:value="0.2902964" calcext:value-type="float">
            <text:p>0.2902964</text:p>
          </table:table-cell>
          <table:table-cell office:value-type="float" office:value="0.299751" calcext:value-type="float">
            <text:p>0.299751</text:p>
          </table:table-cell>
          <table:table-cell office:value-type="float" office:value="0.704011" calcext:value-type="float">
            <text:p>0.704011</text:p>
          </table:table-cell>
          <table:table-cell office:value-type="float" office:value="-0.0084378" calcext:value-type="float">
            <text:p>-0.0084378</text:p>
          </table:table-cell>
          <table:table-cell office:value-type="float" office:value="0.287656" calcext:value-type="float">
            <text:p>0.287656</text:p>
          </table:table-cell>
          <table:table-cell office:value-type="float" office:value="0.251904" calcext:value-type="float">
            <text:p>0.251904</text:p>
          </table:table-cell>
          <table:table-cell office:value-type="float" office:value="0.184992" calcext:value-type="float">
            <text:p>0.184992</text:p>
          </table:table-cell>
          <table:table-cell office:value-type="float" office:value="0.2292392" calcext:value-type="float">
            <text:p>0.2292392</text:p>
          </table:table-cell>
          <table:table-cell office:value-type="float" office:value="0.691178" calcext:value-type="float">
            <text:p>0.691178</text:p>
          </table:table-cell>
          <table:table-cell office:value-type="float" office:value="-0.0010578" calcext:value-type="float">
            <text:p>-0.0010578</text:p>
          </table:table-cell>
        </table:table-row>
        <table:table-row table:style-name="ro1">
          <table:table-cell office:value-type="string" calcext:value-type="string">
            <text:p>z_rot_plus_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ABS([.I5])" office:value-type="float" office:value="0.00046602" calcext:value-type="float">
            <text:p>0.00046602</text:p>
          </table:table-cell>
          <table:table-cell office:value-type="float" office:value="0.00046602" calcext:value-type="float">
            <text:p>0.00046602</text:p>
          </table:table-cell>
          <table:table-cell office:value-type="float" office:value="0.6931335" calcext:value-type="float">
            <text:p>0.6931335</text:p>
          </table:table-cell>
          <table:table-cell office:value-type="float" office:value="0.69359949" calcext:value-type="float">
            <text:p>0.69359949</text:p>
          </table:table-cell>
          <table:table-cell office:value-type="float" office:value="0.24745897" calcext:value-type="float">
            <text:p>0.24745897</text:p>
          </table:table-cell>
          <table:table-cell office:value-type="float" office:value="0.03903521" calcext:value-type="float">
            <text:p>0.03903521</text:p>
          </table:table-cell>
          <table:table-cell office:value-type="float" office:value="10" calcext:value-type="float">
            <text:p>10</text:p>
          </table:table-cell>
          <table:table-cell office:value-type="float" office:value="0.750750994682312" calcext:value-type="float">
            <text:p>0.750750994682312</text:p>
          </table:table-cell>
          <table:table-cell office:value-type="float" office:value="0.162688000500202" calcext:value-type="float">
            <text:p>0.162688000500202</text:p>
          </table:table-cell>
          <table:table-cell office:value-type="float" office:value="0.58806299418211" calcext:value-type="float">
            <text:p>0.58806299418211</text:p>
          </table:table-cell>
          <table:table-cell office:value-type="float" office:value="0.344152358025312" calcext:value-type="float">
            <text:p>0.344152358025312</text:p>
          </table:table-cell>
          <table:table-cell office:value-type="float" office:value="0.18892979634235" calcext:value-type="float">
            <text:p>0.18892979634235</text:p>
          </table:table-cell>
          <table:table-cell office:value-type="float" office:value="0.397695078849793" calcext:value-type="float">
            <text:p>0.397695078849793</text:p>
          </table:table-cell>
          <table:table-cell office:value-type="float" office:value="0.290609637200832" calcext:value-type="float">
            <text:p>0.290609637200832</text:p>
          </table:table-cell>
          <table:table-cell office:value-type="float" office:value="0.10708544164896" calcext:value-type="float">
            <text:p>0.10708544164896</text:p>
          </table:table-cell>
          <table:table-cell table:formula="of:=[.T5]-[.U5]" office:value-type="float" office:value="0.107085441648961" calcext:value-type="float">
            <text:p>0.107085441648961</text:p>
          </table:table-cell>
          <table:table-cell office:value-type="float" office:value="0.3238262" calcext:value-type="float">
            <text:p>0.3238262</text:p>
          </table:table-cell>
          <table:table-cell office:value-type="float" office:value="0.2904358" calcext:value-type="float">
            <text:p>0.2904358</text:p>
          </table:table-cell>
          <table:table-cell office:value-type="float" office:value="0.3040724" calcext:value-type="float">
            <text:p>0.3040724</text:p>
          </table:table-cell>
          <table:table-cell office:value-type="float" office:value="0.31939" calcext:value-type="float">
            <text:p>0.31939</text:p>
          </table:table-cell>
          <table:table-cell office:value-type="float" office:value="0.750751" calcext:value-type="float">
            <text:p>0.750751</text:p>
          </table:table-cell>
          <table:table-cell office:value-type="float" office:value="-0.0082738" calcext:value-type="float">
            <text:p>-0.0082738</text:p>
          </table:table-cell>
          <table:table-cell office:value-type="float" office:value="0.267361" calcext:value-type="float">
            <text:p>0.267361</text:p>
          </table:table-cell>
          <table:table-cell office:value-type="float" office:value="0.230871" calcext:value-type="float">
            <text:p>0.230871</text:p>
          </table:table-cell>
          <table:table-cell office:value-type="float" office:value="0.162688" calcext:value-type="float">
            <text:p>0.162688</text:p>
          </table:table-cell>
          <table:table-cell office:value-type="float" office:value="0.1827862" calcext:value-type="float">
            <text:p>0.1827862</text:p>
          </table:table-cell>
          <table:table-cell office:value-type="float" office:value="0.609342" calcext:value-type="float">
            <text:p>0.609342</text:p>
          </table:table-cell>
          <table:table-cell office:value-type="float" office:value="-0.0008528" calcext:value-type="float">
            <text:p>-0.0008528</text:p>
          </table:table-cell>
        </table:table-row>
        <table:table-row table:style-name="ro1">
          <table:table-cell office:value-type="string" calcext:value-type="string">
            <text:p>z_rot_plus_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ABS([.I6])" office:value-type="float" office:value="0.0006467" calcext:value-type="float">
            <text:p>0.0006467</text:p>
          </table:table-cell>
          <table:table-cell office:value-type="float" office:value="0.0006467" calcext:value-type="float">
            <text:p>0.0006467</text:p>
          </table:table-cell>
          <table:table-cell office:value-type="float" office:value="0.6934627" calcext:value-type="float">
            <text:p>0.6934627</text:p>
          </table:table-cell>
          <table:table-cell office:value-type="float" office:value="0.69410937" calcext:value-type="float">
            <text:p>0.69410937</text:p>
          </table:table-cell>
          <table:table-cell office:value-type="float" office:value="0.24768143" calcext:value-type="float">
            <text:p>0.24768143</text:p>
          </table:table-cell>
          <table:table-cell office:value-type="float" office:value="0.03898624" calcext:value-type="float">
            <text:p>0.03898624</text:p>
          </table:table-cell>
          <table:table-cell office:value-type="float" office:value="10" calcext:value-type="float">
            <text:p>10</text:p>
          </table:table-cell>
          <table:table-cell office:value-type="float" office:value="0.777933996915817" calcext:value-type="float">
            <text:p>0.777933996915817</text:p>
          </table:table-cell>
          <table:table-cell office:value-type="float" office:value="0.150899678468704" calcext:value-type="float">
            <text:p>0.150899678468704</text:p>
          </table:table-cell>
          <table:table-cell office:value-type="float" office:value="0.627034318447113" calcext:value-type="float">
            <text:p>0.627034318447113</text:p>
          </table:table-cell>
          <table:table-cell office:value-type="float" office:value="0.338486159592867" calcext:value-type="float">
            <text:p>0.338486159592867</text:p>
          </table:table-cell>
          <table:table-cell office:value-type="float" office:value="0.19331950541813" calcext:value-type="float">
            <text:p>0.19331950541813</text:p>
          </table:table-cell>
          <table:table-cell office:value-type="float" office:value="0.413627680540085" calcext:value-type="float">
            <text:p>0.413627680540085</text:p>
          </table:table-cell>
          <table:table-cell office:value-type="float" office:value="0.263344638645649" calcext:value-type="float">
            <text:p>0.263344638645649</text:p>
          </table:table-cell>
          <table:table-cell office:value-type="float" office:value="0.150283041894436" calcext:value-type="float">
            <text:p>0.150283041894436</text:p>
          </table:table-cell>
          <table:table-cell table:formula="of:=[.T6]-[.U6]" office:value-type="float" office:value="0.150283041894436" calcext:value-type="float">
            <text:p>0.150283041894436</text:p>
          </table:table-cell>
          <table:table-cell office:value-type="float" office:value="0.3492872" calcext:value-type="float">
            <text:p>0.3492872</text:p>
          </table:table-cell>
          <table:table-cell office:value-type="float" office:value="0.2972828" calcext:value-type="float">
            <text:p>0.2972828</text:p>
          </table:table-cell>
          <table:table-cell office:value-type="float" office:value="0.3116984" calcext:value-type="float">
            <text:p>0.3116984</text:p>
          </table:table-cell>
          <table:table-cell office:value-type="float" office:value="0.331936" calcext:value-type="float">
            <text:p>0.331936</text:p>
          </table:table-cell>
          <table:table-cell office:value-type="float" office:value="0.777934" calcext:value-type="float">
            <text:p>0.777934</text:p>
          </table:table-cell>
          <table:table-cell office:value-type="float" office:value="-0.0069208" calcext:value-type="float">
            <text:p>-0.0069208</text:p>
          </table:table-cell>
          <table:table-cell office:value-type="float" office:value="0.239276" calcext:value-type="float">
            <text:p>0.239276</text:p>
          </table:table-cell>
          <table:table-cell office:value-type="float" office:value="0.211929" calcext:value-type="float">
            <text:p>0.211929</text:p>
          </table:table-cell>
          <table:table-cell office:value-type="float" office:value="0.151618" calcext:value-type="float">
            <text:p>0.151618</text:p>
          </table:table-cell>
          <table:table-cell office:value-type="float" office:value="0.1606872" calcext:value-type="float">
            <text:p>0.1606872</text:p>
          </table:table-cell>
          <table:table-cell office:value-type="float" office:value="0.553213" calcext:value-type="float">
            <text:p>0.553213</text:p>
          </table:table-cell>
          <table:table-cell office:value-type="float" office:value="-0.0011398" calcext:value-type="float">
            <text:p>-0.0011398</text:p>
          </table:table-cell>
        </table:table-row>
        <table:table-row table:style-name="ro1">
          <table:table-cell office:value-type="string" calcext:value-type="string">
            <text:p>z_rot_plus_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ABS([.I7])" office:value-type="float" office:value="0.00086438" calcext:value-type="float">
            <text:p>0.00086438</text:p>
          </table:table-cell>
          <table:table-cell office:value-type="float" office:value="0.00086438" calcext:value-type="float">
            <text:p>0.00086438</text:p>
          </table:table-cell>
          <table:table-cell office:value-type="float" office:value="0.6937899" calcext:value-type="float">
            <text:p>0.6937899</text:p>
          </table:table-cell>
          <table:table-cell office:value-type="float" office:value="0.69465427" calcext:value-type="float">
            <text:p>0.69465427</text:p>
          </table:table-cell>
          <table:table-cell office:value-type="float" office:value="0.24798529" calcext:value-type="float">
            <text:p>0.24798529</text:p>
          </table:table-cell>
          <table:table-cell office:value-type="float" office:value="0.03890967" calcext:value-type="float">
            <text:p>0.03890967</text:p>
          </table:table-cell>
          <table:table-cell office:value-type="float" office:value="10" calcext:value-type="float">
            <text:p>10</text:p>
          </table:table-cell>
          <table:table-cell office:value-type="float" office:value="0.852595001459122" calcext:value-type="float">
            <text:p>0.852595001459122</text:p>
          </table:table-cell>
          <table:table-cell office:value-type="float" office:value="0.131562440097332" calcext:value-type="float">
            <text:p>0.131562440097332</text:p>
          </table:table-cell>
          <table:table-cell office:value-type="float" office:value="0.72103256136179" calcext:value-type="float">
            <text:p>0.72103256136179</text:p>
          </table:table-cell>
          <table:table-cell office:value-type="float" office:value="0.337694860398769" calcext:value-type="float">
            <text:p>0.337694860398769</text:p>
          </table:table-cell>
          <table:table-cell office:value-type="float" office:value="0.210710466392329" calcext:value-type="float">
            <text:p>0.210710466392329</text:p>
          </table:table-cell>
          <table:table-cell office:value-type="float" office:value="0.441606080532074" calcext:value-type="float">
            <text:p>0.441606080532074</text:p>
          </table:table-cell>
          <table:table-cell office:value-type="float" office:value="0.233783640265465" calcext:value-type="float">
            <text:p>0.233783640265465</text:p>
          </table:table-cell>
          <table:table-cell office:value-type="float" office:value="0.207822440266609" calcext:value-type="float">
            <text:p>0.207822440266609</text:p>
          </table:table-cell>
          <table:table-cell table:formula="of:=[.T7]-[.U7]" office:value-type="float" office:value="0.207822440266609" calcext:value-type="float">
            <text:p>0.207822440266609</text:p>
          </table:table-cell>
          <table:table-cell office:value-type="float" office:value="0.3742562" calcext:value-type="float">
            <text:p>0.3742562</text:p>
          </table:table-cell>
          <table:table-cell office:value-type="float" office:value="0.3103618" calcext:value-type="float">
            <text:p>0.3103618</text:p>
          </table:table-cell>
          <table:table-cell office:value-type="float" office:value="0.3209644" calcext:value-type="float">
            <text:p>0.3209644</text:p>
          </table:table-cell>
          <table:table-cell office:value-type="float" office:value="0.349853" calcext:value-type="float">
            <text:p>0.349853</text:p>
          </table:table-cell>
          <table:table-cell office:value-type="float" office:value="0.852595" calcext:value-type="float">
            <text:p>0.852595</text:p>
          </table:table-cell>
          <table:table-cell office:value-type="float" office:value="-0.0025748" calcext:value-type="float">
            <text:p>-0.0025748</text:p>
          </table:table-cell>
          <table:table-cell office:value-type="float" office:value="0.22304" calcext:value-type="float">
            <text:p>0.22304</text:p>
          </table:table-cell>
          <table:table-cell office:value-type="float" office:value="0.201679" calcext:value-type="float">
            <text:p>0.201679</text:p>
          </table:table-cell>
          <table:table-cell office:value-type="float" office:value="0.140794" calcext:value-type="float">
            <text:p>0.140794</text:p>
          </table:table-cell>
          <table:table-cell office:value-type="float" office:value="0.1330122" calcext:value-type="float">
            <text:p>0.1330122</text:p>
          </table:table-cell>
          <table:table-cell office:value-type="float" office:value="0.470393" calcext:value-type="float">
            <text:p>0.470393</text:p>
          </table:table-cell>
          <table:table-cell office:value-type="float" office:value="-0.0010168" calcext:value-type="float">
            <text:p>-0.0010168</text:p>
          </table:table-cell>
        </table:table-row>
        <table:table-row table:style-name="ro1">
          <table:table-cell office:value-type="string" calcext:value-type="string">
            <text:p>z_rot_plus_3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ABS([.I8])" office:value-type="float" office:value="0.00100969" calcext:value-type="float">
            <text:p>0.00100969</text:p>
          </table:table-cell>
          <table:table-cell office:value-type="float" office:value="0.00100969" calcext:value-type="float">
            <text:p>0.00100969</text:p>
          </table:table-cell>
          <table:table-cell office:value-type="float" office:value="0.6941139" calcext:value-type="float">
            <text:p>0.6941139</text:p>
          </table:table-cell>
          <table:table-cell office:value-type="float" office:value="0.69512358" calcext:value-type="float">
            <text:p>0.69512358</text:p>
          </table:table-cell>
          <table:table-cell office:value-type="float" office:value="0.24831975" calcext:value-type="float">
            <text:p>0.24831975</text:p>
          </table:table-cell>
          <table:table-cell office:value-type="float" office:value="0.03889638" calcext:value-type="float">
            <text:p>0.03889638</text:p>
          </table:table-cell>
          <table:table-cell office:value-type="float" office:value="10" calcext:value-type="float">
            <text:p>10</text:p>
          </table:table-cell>
          <table:table-cell office:value-type="float" office:value="0.910610002279281" calcext:value-type="float">
            <text:p>0.910610002279281</text:p>
          </table:table-cell>
          <table:table-cell office:value-type="float" office:value="0.113163278996944" calcext:value-type="float">
            <text:p>0.113163278996944</text:p>
          </table:table-cell>
          <table:table-cell office:value-type="float" office:value="0.797446723282337" calcext:value-type="float">
            <text:p>0.797446723282337</text:p>
          </table:table-cell>
          <table:table-cell office:value-type="float" office:value="0.333557959645987" calcext:value-type="float">
            <text:p>0.333557959645987</text:p>
          </table:table-cell>
          <table:table-cell office:value-type="float" office:value="0.22779086224729" calcext:value-type="float">
            <text:p>0.22779086224729</text:p>
          </table:table-cell>
          <table:table-cell office:value-type="float" office:value="0.459022879600525" calcext:value-type="float">
            <text:p>0.459022879600525</text:p>
          </table:table-cell>
          <table:table-cell office:value-type="float" office:value="0.208093039691448" calcext:value-type="float">
            <text:p>0.208093039691448</text:p>
          </table:table-cell>
          <table:table-cell office:value-type="float" office:value="0.250929839909077" calcext:value-type="float">
            <text:p>0.250929839909077</text:p>
          </table:table-cell>
          <table:table-cell table:formula="of:=[.T8]-[.U8]" office:value-type="float" office:value="0.250929839909077" calcext:value-type="float">
            <text:p>0.250929839909077</text:p>
          </table:table-cell>
          <table:table-cell office:value-type="float" office:value="0.3717962" calcext:value-type="float">
            <text:p>0.3717962</text:p>
          </table:table-cell>
          <table:table-cell office:value-type="float" office:value="0.3197508" calcext:value-type="float">
            <text:p>0.3197508</text:p>
          </table:table-cell>
          <table:table-cell office:value-type="float" office:value="0.3257204" calcext:value-type="float">
            <text:p>0.3257204</text:p>
          </table:table-cell>
          <table:table-cell office:value-type="float" office:value="0.367237" calcext:value-type="float">
            <text:p>0.367237</text:p>
          </table:table-cell>
          <table:table-cell office:value-type="float" office:value="0.91061" calcext:value-type="float">
            <text:p>0.91061</text:p>
          </table:table-cell>
          <table:table-cell office:value-type="float" office:value="-0.0009758" calcext:value-type="float">
            <text:p>-0.0009758</text:p>
          </table:table-cell>
          <table:table-cell office:value-type="float" office:value="0.209264" calcext:value-type="float">
            <text:p>0.209264</text:p>
          </table:table-cell>
          <table:table-cell office:value-type="float" office:value="0.191511" calcext:value-type="float">
            <text:p>0.191511</text:p>
          </table:table-cell>
          <table:table-cell office:value-type="float" office:value="0.130913" calcext:value-type="float">
            <text:p>0.130913</text:p>
          </table:table-cell>
          <table:table-cell office:value-type="float" office:value="0.1134962" calcext:value-type="float">
            <text:p>0.1134962</text:p>
          </table:table-cell>
          <table:table-cell office:value-type="float" office:value="0.395281" calcext:value-type="float">
            <text:p>0.395281</text:p>
          </table:table-cell>
          <table:table-cell office:value-type="float" office:value="-0.0012218" calcext:value-type="float">
            <text:p>-0.0012218</text:p>
          </table:table-cell>
        </table:table-row>
        <table:table-row table:style-name="ro1">
          <table:table-cell office:value-type="string" calcext:value-type="string">
            <text:p>z_rot_plus_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ABS([.I9])" office:value-type="float" office:value="0.00110008" calcext:value-type="float">
            <text:p>0.00110008</text:p>
          </table:table-cell>
          <table:table-cell office:value-type="float" office:value="0.00110008" calcext:value-type="float">
            <text:p>0.00110008</text:p>
          </table:table-cell>
          <table:table-cell office:value-type="float" office:value="0.6943928" calcext:value-type="float">
            <text:p>0.6943928</text:p>
          </table:table-cell>
          <table:table-cell office:value-type="float" office:value="0.69549285" calcext:value-type="float">
            <text:p>0.69549285</text:p>
          </table:table-cell>
          <table:table-cell office:value-type="float" office:value="0.24869878" calcext:value-type="float">
            <text:p>0.24869878</text:p>
          </table:table-cell>
          <table:table-cell office:value-type="float" office:value="0.03881685" calcext:value-type="float">
            <text:p>0.03881685</text:p>
          </table:table-cell>
          <table:table-cell office:value-type="float" office:value="9.6" calcext:value-type="float">
            <text:p>9.6</text:p>
          </table:table-cell>
          <table:table-cell office:value-type="float" office:value="0.917989993095398" calcext:value-type="float">
            <text:p>0.917989993095398</text:p>
          </table:table-cell>
          <table:table-cell office:value-type="float" office:value="0.10045819953084" calcext:value-type="float">
            <text:p>0.10045819953084</text:p>
          </table:table-cell>
          <table:table-cell office:value-type="float" office:value="0.817531793564558" calcext:value-type="float">
            <text:p>0.817531793564558</text:p>
          </table:table-cell>
          <table:table-cell office:value-type="float" office:value="0.329445659220219" calcext:value-type="float">
            <text:p>0.329445659220219</text:p>
          </table:table-cell>
          <table:table-cell office:value-type="float" office:value="0.232236654693111" calcext:value-type="float">
            <text:p>0.232236654693111</text:p>
          </table:table-cell>
          <table:table-cell office:value-type="float" office:value="0.466689876914024" calcext:value-type="float">
            <text:p>0.466689876914024</text:p>
          </table:table-cell>
          <table:table-cell office:value-type="float" office:value="0.192201441526413" calcext:value-type="float">
            <text:p>0.192201441526413</text:p>
          </table:table-cell>
          <table:table-cell office:value-type="float" office:value="0.274488435387611" calcext:value-type="float">
            <text:p>0.274488435387611</text:p>
          </table:table-cell>
          <table:table-cell table:formula="of:=[.T9]-[.U9]" office:value-type="float" office:value="0.274488435387611" calcext:value-type="float">
            <text:p>0.274488435387611</text:p>
          </table:table-cell>
          <table:table-cell office:value-type="float" office:value="0.3735182" calcext:value-type="float">
            <text:p>0.3735182</text:p>
          </table:table-cell>
          <table:table-cell office:value-type="float" office:value="0.3260238" calcext:value-type="float">
            <text:p>0.3260238</text:p>
          </table:table-cell>
          <table:table-cell office:value-type="float" office:value="0.3314604" calcext:value-type="float">
            <text:p>0.3314604</text:p>
          </table:table-cell>
          <table:table-cell office:value-type="float" office:value="0.384457" calcext:value-type="float">
            <text:p>0.384457</text:p>
          </table:table-cell>
          <table:table-cell office:value-type="float" office:value="0.91799" calcext:value-type="float">
            <text:p>0.91799</text:p>
          </table:table-cell>
          <table:table-cell office:value-type="float" office:value="-0.0011808" calcext:value-type="float">
            <text:p>-0.0011808</text:p>
          </table:table-cell>
          <table:table-cell office:value-type="float" office:value="0.202007" calcext:value-type="float">
            <text:p>0.202007</text:p>
          </table:table-cell>
          <table:table-cell office:value-type="float" office:value="0.184951" calcext:value-type="float">
            <text:p>0.184951</text:p>
          </table:table-cell>
          <table:table-cell office:value-type="float" office:value="0.123246" calcext:value-type="float">
            <text:p>0.123246</text:p>
          </table:table-cell>
          <table:table-cell office:value-type="float" office:value="0.1004582" calcext:value-type="float">
            <text:p>0.1004582</text:p>
          </table:table-cell>
          <table:table-cell office:value-type="float" office:value="0.350345" calcext:value-type="float">
            <text:p>0.350345</text:p>
          </table:table-cell>
          <table:table-cell office:value-type="float" office:value="-0.0018368" calcext:value-type="float">
            <text:p>-0.0018368</text:p>
          </table:table-cell>
        </table:table-row>
        <table:table-row table:style-name="ro1">
          <table:table-cell office:value-type="string" calcext:value-type="string">
            <text:p>z_rot_plus_4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ABS([.I10])" office:value-type="float" office:value="0.00116274" calcext:value-type="float">
            <text:p>0.00116274</text:p>
          </table:table-cell>
          <table:table-cell office:value-type="float" office:value="0.00116274" calcext:value-type="float">
            <text:p>0.00116274</text:p>
          </table:table-cell>
          <table:table-cell office:value-type="float" office:value="0.6946718" calcext:value-type="float">
            <text:p>0.6946718</text:p>
          </table:table-cell>
          <table:table-cell office:value-type="float" office:value="0.69583451" calcext:value-type="float">
            <text:p>0.69583451</text:p>
          </table:table-cell>
          <table:table-cell office:value-type="float" office:value="0.24911331" calcext:value-type="float">
            <text:p>0.24911331</text:p>
          </table:table-cell>
          <table:table-cell office:value-type="float" office:value="0.03857965" calcext:value-type="float">
            <text:p>0.03857965</text:p>
          </table:table-cell>
          <table:table-cell office:value-type="float" office:value="9" calcext:value-type="float">
            <text:p>9</text:p>
          </table:table-cell>
          <table:table-cell office:value-type="float" office:value="0.857023006677628" calcext:value-type="float">
            <text:p>0.857023006677628</text:p>
          </table:table-cell>
          <table:table-cell office:value-type="float" office:value="0.0851242005825043" calcext:value-type="float">
            <text:p>0.0851242005825043</text:p>
          </table:table-cell>
          <table:table-cell office:value-type="float" office:value="0.771898806095123" calcext:value-type="float">
            <text:p>0.771898806095123</text:p>
          </table:table-cell>
          <table:table-cell office:value-type="float" office:value="0.31335726082325" calcext:value-type="float">
            <text:p>0.31335726082325</text:p>
          </table:table-cell>
          <table:table-cell office:value-type="float" office:value="0.219449733197175" calcext:value-type="float">
            <text:p>0.219449733197175</text:p>
          </table:table-cell>
          <table:table-cell office:value-type="float" office:value="0.454029082655907" calcext:value-type="float">
            <text:p>0.454029082655907</text:p>
          </table:table-cell>
          <table:table-cell office:value-type="float" office:value="0.172685438990593" calcext:value-type="float">
            <text:p>0.172685438990593</text:p>
          </table:table-cell>
          <table:table-cell office:value-type="float" office:value="0.281343643665314" calcext:value-type="float">
            <text:p>0.281343643665314</text:p>
          </table:table-cell>
          <table:table-cell table:formula="of:=[.T10]-[.U10]" office:value-type="float" office:value="0.281343643665314" calcext:value-type="float">
            <text:p>0.281343643665314</text:p>
          </table:table-cell>
          <table:table-cell office:value-type="float" office:value="0.3619152" calcext:value-type="float">
            <text:p>0.3619152</text:p>
          </table:table-cell>
          <table:table-cell office:value-type="float" office:value="0.3288118" calcext:value-type="float">
            <text:p>0.3288118</text:p>
          </table:table-cell>
          <table:table-cell office:value-type="float" office:value="0.3362164" calcext:value-type="float">
            <text:p>0.3362164</text:p>
          </table:table-cell>
          <table:table-cell office:value-type="float" office:value="0.386179" calcext:value-type="float">
            <text:p>0.386179</text:p>
          </table:table-cell>
          <table:table-cell office:value-type="float" office:value="0.857023" calcext:value-type="float">
            <text:p>0.857023</text:p>
          </table:table-cell>
          <table:table-cell office:value-type="float" office:value="-0.0000738000000000005" calcext:value-type="float">
            <text:p>-7.38000000000005E-05</text:p>
          </table:table-cell>
          <table:table-cell office:value-type="float" office:value="0.181999" calcext:value-type="float">
            <text:p>0.181999</text:p>
          </table:table-cell>
          <table:table-cell office:value-type="float" office:value="0.173676" calcext:value-type="float">
            <text:p>0.173676</text:p>
          </table:table-cell>
          <table:table-cell office:value-type="float" office:value="0.11685" calcext:value-type="float">
            <text:p>0.11685</text:p>
          </table:table-cell>
          <table:table-cell office:value-type="float" office:value="0.0851242" calcext:value-type="float">
            <text:p>0.0851242</text:p>
          </table:table-cell>
          <table:table-cell office:value-type="float" office:value="0.305778" calcext:value-type="float">
            <text:p>0.305778</text:p>
          </table:table-cell>
          <table:table-cell office:value-type="float" office:value="-0.0016728" calcext:value-type="float">
            <text:p>-0.0016728</text:p>
          </table:table-cell>
        </table:table-row>
        <table:table-row table:style-name="ro1">
          <table:table-cell office:value-type="string" calcext:value-type="string">
            <text:p>z_rot_plus_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formula="of:=ABS([.I11])" office:value-type="float" office:value="0.00075711" calcext:value-type="float">
            <text:p>0.00075711</text:p>
          </table:table-cell>
          <table:table-cell office:value-type="float" office:value="0.00075711" calcext:value-type="float">
            <text:p>0.00075711</text:p>
          </table:table-cell>
          <table:table-cell office:value-type="float" office:value="0.6949261" calcext:value-type="float">
            <text:p>0.6949261</text:p>
          </table:table-cell>
          <table:table-cell office:value-type="float" office:value="0.69568321" calcext:value-type="float">
            <text:p>0.69568321</text:p>
          </table:table-cell>
          <table:table-cell office:value-type="float" office:value="0.24913299" calcext:value-type="float">
            <text:p>0.24913299</text:p>
          </table:table-cell>
          <table:table-cell office:value-type="float" office:value="0.03854818" calcext:value-type="float">
            <text:p>0.03854818</text:p>
          </table:table-cell>
          <table:table-cell office:value-type="float" office:value="9.5" calcext:value-type="float">
            <text:p>9.5</text:p>
          </table:table-cell>
          <table:table-cell office:value-type="float" office:value="0.747184008359909" calcext:value-type="float">
            <text:p>0.747184008359909</text:p>
          </table:table-cell>
          <table:table-cell office:value-type="float" office:value="0.106234280765057" calcext:value-type="float">
            <text:p>0.106234280765057</text:p>
          </table:table-cell>
          <table:table-cell office:value-type="float" office:value="0.640949727594853" calcext:value-type="float">
            <text:p>0.640949727594853</text:p>
          </table:table-cell>
          <table:table-cell office:value-type="float" office:value="0.312176461294293" calcext:value-type="float">
            <text:p>0.312176461294293</text:p>
          </table:table-cell>
          <table:table-cell office:value-type="float" office:value="0.184519549882415" calcext:value-type="float">
            <text:p>0.184519549882415</text:p>
          </table:table-cell>
          <table:table-cell office:value-type="float" office:value="0.413316082954407" calcext:value-type="float">
            <text:p>0.413316082954407</text:p>
          </table:table-cell>
          <table:table-cell office:value-type="float" office:value="0.21103683963418" calcext:value-type="float">
            <text:p>0.21103683963418</text:p>
          </table:table-cell>
          <table:table-cell office:value-type="float" office:value="0.202279243320227" calcext:value-type="float">
            <text:p>0.202279243320227</text:p>
          </table:table-cell>
          <table:table-cell table:formula="of:=[.T11]-[.U11]" office:value-type="float" office:value="0.202279243320227" calcext:value-type="float">
            <text:p>0.202279243320227</text:p>
          </table:table-cell>
          <table:table-cell office:value-type="float" office:value="0.3225962" calcext:value-type="float">
            <text:p>0.3225962</text:p>
          </table:table-cell>
          <table:table-cell office:value-type="float" office:value="0.2962578" calcext:value-type="float">
            <text:p>0.2962578</text:p>
          </table:table-cell>
          <table:table-cell office:value-type="float" office:value="0.2982504" calcext:value-type="float">
            <text:p>0.2982504</text:p>
          </table:table-cell>
          <table:table-cell office:value-type="float" office:value="0.402292" calcext:value-type="float">
            <text:p>0.402292</text:p>
          </table:table-cell>
          <table:table-cell office:value-type="float" office:value="0.747184" calcext:value-type="float">
            <text:p>0.747184</text:p>
          </table:table-cell>
          <table:table-cell office:value-type="float" office:value="0.0000901999999999997" calcext:value-type="float">
            <text:p>0.0000901999999999997</text:p>
          </table:table-cell>
          <table:table-cell office:value-type="float" office:value="0.24313" calcext:value-type="float">
            <text:p>0.24313</text:p>
          </table:table-cell>
          <table:table-cell office:value-type="float" office:value="0.194627" calcext:value-type="float">
            <text:p>0.194627</text:p>
          </table:table-cell>
          <table:table-cell office:value-type="float" office:value="0.119925" calcext:value-type="float">
            <text:p>0.119925</text:p>
          </table:table-cell>
          <table:table-cell office:value-type="float" office:value="0.1071002" calcext:value-type="float">
            <text:p>0.1071002</text:p>
          </table:table-cell>
          <table:table-cell office:value-type="float" office:value="0.390402" calcext:value-type="float">
            <text:p>0.390402</text:p>
          </table:table-cell>
          <table:table-cell office:value-type="float" office:value="-0.0009348" calcext:value-type="float">
            <text:p>-0.0009348</text:p>
          </table:table-cell>
        </table:table-row>
        <table:table-row table:style-name="ro1">
          <table:table-cell office:value-type="string" calcext:value-type="string">
            <text:p>z_rot_plus_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formula="of:=ABS([.I12])" office:value-type="float" office:value="0.00024206" calcext:value-type="float">
            <text:p>0.00024206</text:p>
          </table:table-cell>
          <table:table-cell office:value-type="float" office:value="0.00024206" calcext:value-type="float">
            <text:p>0.00024206</text:p>
          </table:table-cell>
          <table:table-cell office:value-type="float" office:value="0.6951582" calcext:value-type="float">
            <text:p>0.6951582</text:p>
          </table:table-cell>
          <table:table-cell office:value-type="float" office:value="0.69540024" calcext:value-type="float">
            <text:p>0.69540024</text:p>
          </table:table-cell>
          <table:table-cell office:value-type="float" office:value="0.24891809" calcext:value-type="float">
            <text:p>0.24891809</text:p>
          </table:table-cell>
          <table:table-cell office:value-type="float" office:value="0.03743114" calcext:value-type="float">
            <text:p>0.03743114</text:p>
          </table:table-cell>
          <table:table-cell office:value-type="float" office:value="9.9" calcext:value-type="float">
            <text:p>9.9</text:p>
          </table:table-cell>
          <table:table-cell office:value-type="float" office:value="0.708670246601105" calcext:value-type="float">
            <text:p>0.708670246601105</text:p>
          </table:table-cell>
          <table:table-cell office:value-type="float" office:value="0.202006997540593" calcext:value-type="float">
            <text:p>0.202006997540593</text:p>
          </table:table-cell>
          <table:table-cell office:value-type="float" office:value="0.506663249060512" calcext:value-type="float">
            <text:p>0.506663249060512</text:p>
          </table:table-cell>
          <table:table-cell office:value-type="float" office:value="0.433298660553992" calcext:value-type="float">
            <text:p>0.433298660553992</text:p>
          </table:table-cell>
          <table:table-cell office:value-type="float" office:value="0.155040117921313" calcext:value-type="float">
            <text:p>0.155040117921313</text:p>
          </table:table-cell>
          <table:table-cell office:value-type="float" office:value="0.485804078951478" calcext:value-type="float">
            <text:p>0.485804078951478</text:p>
          </table:table-cell>
          <table:table-cell office:value-type="float" office:value="0.380793242156506" calcext:value-type="float">
            <text:p>0.380793242156506</text:p>
          </table:table-cell>
          <table:table-cell office:value-type="float" office:value="0.105010836794972" calcext:value-type="float">
            <text:p>0.105010836794972</text:p>
          </table:table-cell>
          <table:table-cell table:formula="of:=[.T12]-[.U12]" office:value-type="float" office:value="0.105010836794972" calcext:value-type="float">
            <text:p>0.105010836794972</text:p>
          </table:table-cell>
          <table:table-cell office:value-type="float" office:value="0.4326402" calcext:value-type="float">
            <text:p>0.4326402</text:p>
          </table:table-cell>
          <table:table-cell office:value-type="float" office:value="0.5341808" calcext:value-type="float">
            <text:p>0.5341808</text:p>
          </table:table-cell>
          <table:table-cell office:value-type="float" office:value="0.5527374" calcext:value-type="float">
            <text:p>0.5527374</text:p>
          </table:table-cell>
          <table:table-cell office:value-type="float" office:value="0.522627" calcext:value-type="float">
            <text:p>0.522627</text:p>
          </table:table-cell>
          <table:table-cell office:value-type="float" office:value="0.386835" calcext:value-type="float">
            <text:p>0.386835</text:p>
          </table:table-cell>
          <table:table-cell office:value-type="float" office:value="0.0017712" calcext:value-type="float">
            <text:p>0.0017712</text:p>
          </table:table-cell>
          <table:table-cell office:value-type="float" office:value="0.293642" calcext:value-type="float">
            <text:p>0.293642</text:p>
          </table:table-cell>
          <table:table-cell office:value-type="float" office:value="0.291428" calcext:value-type="float">
            <text:p>0.291428</text:p>
          </table:table-cell>
          <table:table-cell office:value-type="float" office:value="0.226115" calcext:value-type="float">
            <text:p>0.226115</text:p>
          </table:table-cell>
          <table:table-cell office:value-type="float" office:value="0.3850392" calcext:value-type="float">
            <text:p>0.3850392</text:p>
          </table:table-cell>
          <table:table-cell office:value-type="float" office:value="0.707742" calcext:value-type="float">
            <text:p>0.707742</text:p>
          </table:table-cell>
          <table:table-cell office:value-type="float" office:value="0.0016072" calcext:value-type="float">
            <text:p>0.0016072</text:p>
          </table:table-cell>
        </table:table-row>
        <table:table-row table:style-name="ro1">
          <table:table-cell office:value-type="string" calcext:value-type="string">
            <text:p>z_rot_plus_5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formula="of:=ABS([.I13])" office:value-type="float" office:value="0.0001697" calcext:value-type="float">
            <text:p>0.0001697</text:p>
          </table:table-cell>
          <table:table-cell office:value-type="float" office:value="0.0001697" calcext:value-type="float">
            <text:p>0.0001697</text:p>
          </table:table-cell>
          <table:table-cell office:value-type="float" office:value="0.6953676" calcext:value-type="float">
            <text:p>0.6953676</text:p>
          </table:table-cell>
          <table:table-cell office:value-type="float" office:value="0.69553726" calcext:value-type="float">
            <text:p>0.69553726</text:p>
          </table:table-cell>
          <table:table-cell office:value-type="float" office:value="0.24915514" calcext:value-type="float">
            <text:p>0.24915514</text:p>
          </table:table-cell>
          <table:table-cell office:value-type="float" office:value="0.03834246" calcext:value-type="float">
            <text:p>0.03834246</text:p>
          </table:table-cell>
          <table:table-cell office:value-type="float" office:value="10" calcext:value-type="float">
            <text:p>10</text:p>
          </table:table-cell>
          <table:table-cell office:value-type="float" office:value="0.768422001600266" calcext:value-type="float">
            <text:p>0.768422001600266</text:p>
          </table:table-cell>
          <table:table-cell office:value-type="float" office:value="0.277447000145912" calcext:value-type="float">
            <text:p>0.277447000145912</text:p>
          </table:table-cell>
          <table:table-cell office:value-type="float" office:value="0.490975001454353" calcext:value-type="float">
            <text:p>0.490975001454353</text:p>
          </table:table-cell>
          <table:table-cell office:value-type="float" office:value="0.478636458814144" calcext:value-type="float">
            <text:p>0.478636458814144</text:p>
          </table:table-cell>
          <table:table-cell office:value-type="float" office:value="0.158605536674577" calcext:value-type="float">
            <text:p>0.158605536674577</text:p>
          </table:table-cell>
          <table:table-cell office:value-type="float" office:value="0.524409678578377" calcext:value-type="float">
            <text:p>0.524409678578377</text:p>
          </table:table-cell>
          <table:table-cell office:value-type="float" office:value="0.432863239049911" calcext:value-type="float">
            <text:p>0.432863239049911</text:p>
          </table:table-cell>
          <table:table-cell office:value-type="float" office:value="0.0915464395284653" calcext:value-type="float">
            <text:p>0.0915464395284653</text:p>
          </table:table-cell>
          <table:table-cell table:formula="of:=[.T13]-[.U13]" office:value-type="float" office:value="0.091546439528466" calcext:value-type="float">
            <text:p>0.091546439528466</text:p>
          </table:table-cell>
          <table:table-cell office:value-type="float" office:value="0.3898772" calcext:value-type="float">
            <text:p>0.3898772</text:p>
          </table:table-cell>
          <table:table-cell office:value-type="float" office:value="0.4785438" calcext:value-type="float">
            <text:p>0.4785438</text:p>
          </table:table-cell>
          <table:table-cell office:value-type="float" office:value="0.5080064" calcext:value-type="float">
            <text:p>0.5080064</text:p>
          </table:table-cell>
          <table:table-cell office:value-type="float" office:value="0.543127" calcext:value-type="float">
            <text:p>0.543127</text:p>
          </table:table-cell>
          <table:table-cell office:value-type="float" office:value="0.702494" calcext:value-type="float">
            <text:p>0.702494</text:p>
          </table:table-cell>
          <table:table-cell office:value-type="float" office:value="0.0011562" calcext:value-type="float">
            <text:p>0.0011562</text:p>
          </table:table-cell>
          <table:table-cell office:value-type="float" office:value="0.343457" calcext:value-type="float">
            <text:p>0.343457</text:p>
          </table:table-cell>
          <table:table-cell office:value-type="float" office:value="0.347516" calcext:value-type="float">
            <text:p>0.347516</text:p>
          </table:table-cell>
          <table:table-cell office:value-type="float" office:value="0.277447" calcext:value-type="float">
            <text:p>0.277447</text:p>
          </table:table-cell>
          <table:table-cell office:value-type="float" office:value="0.4510082" calcext:value-type="float">
            <text:p>0.4510082</text:p>
          </table:table-cell>
          <table:table-cell office:value-type="float" office:value="0.744888" calcext:value-type="float">
            <text:p>0.744888</text:p>
          </table:table-cell>
          <table:table-cell office:value-type="float" office:value="0.0018532" calcext:value-type="float">
            <text:p>0.0018532</text:p>
          </table:table-cell>
        </table:table-row>
        <table:table-row table:style-name="ro1">
          <table:table-cell office:value-type="string" calcext:value-type="string">
            <text:p>z_rot_plus_6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formula="of:=ABS([.I14])" office:value-type="float" office:value="0.00008085" calcext:value-type="float">
            <text:p>0.00008085</text:p>
          </table:table-cell>
          <table:table-cell office:value-type="float" office:value="0.00008085" calcext:value-type="float">
            <text:p>0.00008085</text:p>
          </table:table-cell>
          <table:table-cell office:value-type="float" office:value="0.6955543" calcext:value-type="float">
            <text:p>0.6955543</text:p>
          </table:table-cell>
          <table:table-cell office:value-type="float" office:value="0.69563519" calcext:value-type="float">
            <text:p>0.69563519</text:p>
          </table:table-cell>
          <table:table-cell office:value-type="float" office:value="0.24935" calcext:value-type="float">
            <text:p>0.24935</text:p>
          </table:table-cell>
          <table:table-cell office:value-type="float" office:value="0.03877657" calcext:value-type="float">
            <text:p>0.03877657</text:p>
          </table:table-cell>
          <table:table-cell office:value-type="float" office:value="10" calcext:value-type="float">
            <text:p>10</text:p>
          </table:table-cell>
          <table:table-cell office:value-type="float" office:value="0.897244000434876" calcext:value-type="float">
            <text:p>0.897244000434876</text:p>
          </table:table-cell>
          <table:table-cell office:value-type="float" office:value="0.322218996286392" calcext:value-type="float">
            <text:p>0.322218996286392</text:p>
          </table:table-cell>
          <table:table-cell office:value-type="float" office:value="0.575025004148483" calcext:value-type="float">
            <text:p>0.575025004148483</text:p>
          </table:table-cell>
          <table:table-cell office:value-type="float" office:value="0.506340160965919" calcext:value-type="float">
            <text:p>0.506340160965919</text:p>
          </table:table-cell>
          <table:table-cell office:value-type="float" office:value="0.186395710433191" calcext:value-type="float">
            <text:p>0.186395710433191</text:p>
          </table:table-cell>
          <table:table-cell office:value-type="float" office:value="0.532831081151962" calcext:value-type="float">
            <text:p>0.532831081151962</text:p>
          </table:table-cell>
          <table:table-cell office:value-type="float" office:value="0.479849240779877" calcext:value-type="float">
            <text:p>0.479849240779877</text:p>
          </table:table-cell>
          <table:table-cell office:value-type="float" office:value="0.0529818403720856" calcext:value-type="float">
            <text:p>0.0529818403720856</text:p>
          </table:table-cell>
          <table:table-cell table:formula="of:=[.T14]-[.U14]" office:value-type="float" office:value="0.052981840372085" calcext:value-type="float">
            <text:p>0.052981840372085</text:p>
          </table:table-cell>
          <table:table-cell office:value-type="float" office:value="0.3558062" calcext:value-type="float">
            <text:p>0.3558062</text:p>
          </table:table-cell>
          <table:table-cell office:value-type="float" office:value="0.4258588" calcext:value-type="float">
            <text:p>0.4258588</text:p>
          </table:table-cell>
          <table:table-cell office:value-type="float" office:value="0.4625784" calcext:value-type="float">
            <text:p>0.4625784</text:p>
          </table:table-cell>
          <table:table-cell office:value-type="float" office:value="0.535255" calcext:value-type="float">
            <text:p>0.535255</text:p>
          </table:table-cell>
          <table:table-cell office:value-type="float" office:value="0.88465699" calcext:value-type="float">
            <text:p>0.88465699</text:p>
          </table:table-cell>
          <table:table-cell office:value-type="float" office:value="0.0011972" calcext:value-type="float">
            <text:p>0.0011972</text:p>
          </table:table-cell>
          <table:table-cell office:value-type="float" office:value="0.391632" calcext:value-type="float">
            <text:p>0.391632</text:p>
          </table:table-cell>
          <table:table-cell office:value-type="float" office:value="0.399053" calcext:value-type="float">
            <text:p>0.399053</text:p>
          </table:table-cell>
          <table:table-cell office:value-type="float" office:value="0.322219" calcext:value-type="float">
            <text:p>0.322219</text:p>
          </table:table-cell>
          <table:table-cell office:value-type="float" office:value="0.5153782" calcext:value-type="float">
            <text:p>0.5153782</text:p>
          </table:table-cell>
          <table:table-cell office:value-type="float" office:value="0.770964" calcext:value-type="float">
            <text:p>0.770964</text:p>
          </table:table-cell>
          <table:table-cell office:value-type="float" office:value="0.0024272" calcext:value-type="float">
            <text:p>0.0024272</text:p>
          </table:table-cell>
        </table:table-row>
        <table:table-row table:style-name="ro1">
          <table:table-cell office:value-type="string" calcext:value-type="string">
            <text:p>z_rot_plus_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formula="of:=ABS([.I15])" office:value-type="float" office:value="0.00001509" calcext:value-type="float">
            <text:p>0.00001509</text:p>
          </table:table-cell>
          <table:table-cell office:value-type="float" office:value="-0.00001509" calcext:value-type="float">
            <text:p>-0.00001509</text:p>
          </table:table-cell>
          <table:table-cell office:value-type="float" office:value="0.6957217" calcext:value-type="float">
            <text:p>0.6957217</text:p>
          </table:table-cell>
          <table:table-cell office:value-type="float" office:value="0.69570659" calcext:value-type="float">
            <text:p>0.69570659</text:p>
          </table:table-cell>
          <table:table-cell office:value-type="float" office:value="0.24948404" calcext:value-type="float">
            <text:p>0.24948404</text:p>
          </table:table-cell>
          <table:table-cell office:value-type="float" office:value="0.0389885" calcext:value-type="float">
            <text:p>0.0389885</text:p>
          </table:table-cell>
          <table:table-cell office:value-type="float" office:value="10" calcext:value-type="float">
            <text:p>10</text:p>
          </table:table-cell>
          <table:table-cell office:value-type="float" office:value="0.996709996461868" calcext:value-type="float">
            <text:p>0.996709996461868</text:p>
          </table:table-cell>
          <table:table-cell office:value-type="float" office:value="0.316651201248169" calcext:value-type="float">
            <text:p>0.316651201248169</text:p>
          </table:table-cell>
          <table:table-cell office:value-type="float" office:value="0.680058795213699" calcext:value-type="float">
            <text:p>0.680058795213699</text:p>
          </table:table-cell>
          <table:table-cell office:value-type="float" office:value="0.527000060677528" calcext:value-type="float">
            <text:p>0.527000060677528</text:p>
          </table:table-cell>
          <table:table-cell office:value-type="float" office:value="0.214547723710288" calcext:value-type="float">
            <text:p>0.214547723710288</text:p>
          </table:table-cell>
          <table:table-cell office:value-type="float" office:value="0.521203480958939" calcext:value-type="float">
            <text:p>0.521203480958939</text:p>
          </table:table-cell>
          <table:table-cell office:value-type="float" office:value="0.532796640396118" calcext:value-type="float">
            <text:p>0.532796640396118</text:p>
          </table:table-cell>
          <table:table-cell office:value-type="float" office:value="0.019975528717041" calcext:value-type="float">
            <text:p>0.019975528717041</text:p>
          </table:table-cell>
          <table:table-cell table:formula="of:=[.T15]-[.U15]" office:value-type="float" office:value="-0.011593159437179" calcext:value-type="float">
            <text:p>-0.011593159437179</text:p>
          </table:table-cell>
          <table:table-cell office:value-type="float" office:value="0.3166512" calcext:value-type="float">
            <text:p>0.3166512</text:p>
          </table:table-cell>
          <table:table-cell office:value-type="float" office:value="0.3731328" calcext:value-type="float">
            <text:p>0.3731328</text:p>
          </table:table-cell>
          <table:table-cell office:value-type="float" office:value="0.4130914" calcext:value-type="float">
            <text:p>0.4130914</text:p>
          </table:table-cell>
          <table:table-cell office:value-type="float" office:value="0.506432" calcext:value-type="float">
            <text:p>0.506432</text:p>
          </table:table-cell>
          <table:table-cell office:value-type="float" office:value="0.99671002" calcext:value-type="float">
            <text:p>0.99671002</text:p>
          </table:table-cell>
          <table:table-cell office:value-type="float" office:value="0.0007462" calcext:value-type="float">
            <text:p>0.0007462</text:p>
          </table:table-cell>
          <table:table-cell office:value-type="float" office:value="0.447187" calcext:value-type="float">
            <text:p>0.447187</text:p>
          </table:table-cell>
          <table:table-cell office:value-type="float" office:value="0.461906" calcext:value-type="float">
            <text:p>0.461906</text:p>
          </table:table-cell>
          <table:table-cell office:value-type="float" office:value="0.375765" calcext:value-type="float">
            <text:p>0.375765</text:p>
          </table:table-cell>
          <table:table-cell office:value-type="float" office:value="0.5867182" calcext:value-type="float">
            <text:p>0.5867182</text:p>
          </table:table-cell>
          <table:table-cell office:value-type="float" office:value="0.792407" calcext:value-type="float">
            <text:p>0.792407</text:p>
          </table:table-cell>
          <table:table-cell office:value-type="float" office:value="0.0027142" calcext:value-type="float">
            <text:p>0.0027142</text:p>
          </table:table-cell>
        </table:table-row>
        <table:table-row table:style-name="ro1">
          <table:table-cell office:value-type="string" calcext:value-type="string">
            <text:p>z_rot_plus_7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ABS([.I16])" office:value-type="float" office:value="0.00010231" calcext:value-type="float">
            <text:p>0.00010231</text:p>
          </table:table-cell>
          <table:table-cell office:value-type="float" office:value="-0.00010231" calcext:value-type="float">
            <text:p>-0.00010231</text:p>
          </table:table-cell>
          <table:table-cell office:value-type="float" office:value="0.6958579" calcext:value-type="float">
            <text:p>0.6958579</text:p>
          </table:table-cell>
          <table:table-cell office:value-type="float" office:value="0.69575561" calcext:value-type="float">
            <text:p>0.69575561</text:p>
          </table:table-cell>
          <table:table-cell office:value-type="float" office:value="0.24955424" calcext:value-type="float">
            <text:p>0.24955424</text:p>
          </table:table-cell>
          <table:table-cell office:value-type="float" office:value="0.03919515" calcext:value-type="float">
            <text:p>0.03919515</text:p>
          </table:table-cell>
          <table:table-cell office:value-type="float" office:value="10" calcext:value-type="float">
            <text:p>10</text:p>
          </table:table-cell>
          <table:table-cell office:value-type="float" office:value="1.13947200775147" calcext:value-type="float">
            <text:p>1.13947200775147</text:p>
          </table:table-cell>
          <table:table-cell office:value-type="float" office:value="0.268148200213909" calcext:value-type="float">
            <text:p>0.268148200213909</text:p>
          </table:table-cell>
          <table:table-cell office:value-type="float" office:value="0.871323807537556" calcext:value-type="float">
            <text:p>0.871323807537556</text:p>
          </table:table-cell>
          <table:table-cell office:value-type="float" office:value="0.558656163066626" calcext:value-type="float">
            <text:p>0.558656163066626</text:p>
          </table:table-cell>
          <table:table-cell office:value-type="float" office:value="0.269669487727016" calcext:value-type="float">
            <text:p>0.269669487727016</text:p>
          </table:table-cell>
          <table:table-cell office:value-type="float" office:value="0.504442681968212" calcext:value-type="float">
            <text:p>0.504442681968212</text:p>
          </table:table-cell>
          <table:table-cell office:value-type="float" office:value="0.612869644165039" calcext:value-type="float">
            <text:p>0.612869644165039</text:p>
          </table:table-cell>
          <table:table-cell office:value-type="float" office:value="0.108426962196827" calcext:value-type="float">
            <text:p>0.108426962196827</text:p>
          </table:table-cell>
          <table:table-cell table:formula="of:=[.T16]-[.U16]" office:value-type="float" office:value="-0.108426962196827" calcext:value-type="float">
            <text:p>-0.108426962196827</text:p>
          </table:table-cell>
          <table:table-cell office:value-type="float" office:value="0.2681482" calcext:value-type="float">
            <text:p>0.2681482</text:p>
          </table:table-cell>
          <table:table-cell office:value-type="float" office:value="0.3094598" calcext:value-type="float">
            <text:p>0.3094598</text:p>
          </table:table-cell>
          <table:table-cell office:value-type="float" office:value="0.3472454" calcext:value-type="float">
            <text:p>0.3472454</text:p>
          </table:table-cell>
          <table:table-cell office:value-type="float" office:value="0.457888" calcext:value-type="float">
            <text:p>0.457888</text:p>
          </table:table-cell>
          <table:table-cell office:value-type="float" office:value="1.13947202" calcext:value-type="float">
            <text:p>1.13947202</text:p>
          </table:table-cell>
          <table:table-cell office:value-type="float" office:value="0.0005412" calcext:value-type="float">
            <text:p>0.0005412</text:p>
          </table:table-cell>
          <table:table-cell office:value-type="float" office:value="0.516313" calcext:value-type="float">
            <text:p>0.516313</text:p>
          </table:table-cell>
          <table:table-cell office:value-type="float" office:value="0.547801" calcext:value-type="float">
            <text:p>0.547801</text:p>
          </table:table-cell>
          <table:table-cell office:value-type="float" office:value="0.456207" calcext:value-type="float">
            <text:p>0.456207</text:p>
          </table:table-cell>
          <table:table-cell office:value-type="float" office:value="0.7578932" calcext:value-type="float">
            <text:p>0.7578932</text:p>
          </table:table-cell>
          <table:table-cell office:value-type="float" office:value="0.786134" calcext:value-type="float">
            <text:p>0.786134</text:p>
          </table:table-cell>
          <table:table-cell office:value-type="float" office:value="0.0021812" calcext:value-type="float">
            <text:p>0.0021812</text:p>
          </table:table-cell>
        </table:table-row>
        <table:table-row table:style-name="ro1">
          <table:table-cell office:value-type="string" calcext:value-type="string">
            <text:p>z_rot_plus_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formula="of:=ABS([.I17])" office:value-type="float" office:value="0.00007824" calcext:value-type="float">
            <text:p>0.00007824</text:p>
          </table:table-cell>
          <table:table-cell office:value-type="float" office:value="-0.00007824" calcext:value-type="float">
            <text:p>-0.00007824</text:p>
          </table:table-cell>
          <table:table-cell office:value-type="float" office:value="0.6959611" calcext:value-type="float">
            <text:p>0.6959611</text:p>
          </table:table-cell>
          <table:table-cell office:value-type="float" office:value="0.69588286" calcext:value-type="float">
            <text:p>0.69588286</text:p>
          </table:table-cell>
          <table:table-cell office:value-type="float" office:value="0.2498779" calcext:value-type="float">
            <text:p>0.2498779</text:p>
          </table:table-cell>
          <table:table-cell office:value-type="float" office:value="0.03944636" calcext:value-type="float">
            <text:p>0.03944636</text:p>
          </table:table-cell>
          <table:table-cell office:value-type="float" office:value="9.9" calcext:value-type="float">
            <text:p>9.9</text:p>
          </table:table-cell>
          <table:table-cell office:value-type="float" office:value="1.39974001646042" calcext:value-type="float">
            <text:p>1.39974001646042</text:p>
          </table:table-cell>
          <table:table-cell office:value-type="float" office:value="0.199017281178385" calcext:value-type="float">
            <text:p>0.199017281178385</text:p>
          </table:table-cell>
          <table:table-cell office:value-type="float" office:value="1.20072273528203" calcext:value-type="float">
            <text:p>1.20072273528203</text:p>
          </table:table-cell>
          <table:table-cell office:value-type="float" office:value="0.580082758152857" calcext:value-type="float">
            <text:p>0.580082758152857</text:p>
          </table:table-cell>
          <table:table-cell office:value-type="float" office:value="0.377529189940186" calcext:value-type="float">
            <text:p>0.377529189940186</text:p>
          </table:table-cell>
          <table:table-cell office:value-type="float" office:value="0.522080883979797" calcext:value-type="float">
            <text:p>0.522080883979797</text:p>
          </table:table-cell>
          <table:table-cell office:value-type="float" office:value="0.638084632325917" calcext:value-type="float">
            <text:p>0.638084632325917</text:p>
          </table:table-cell>
          <table:table-cell office:value-type="float" office:value="0.11600374834612" calcext:value-type="float">
            <text:p>0.11600374834612</text:p>
          </table:table-cell>
          <table:table-cell table:formula="of:=[.T17]-[.U17]" office:value-type="float" office:value="-0.11600374834612" calcext:value-type="float">
            <text:p>-0.11600374834612</text:p>
          </table:table-cell>
          <table:table-cell office:value-type="float" office:value="0.2243602" calcext:value-type="float">
            <text:p>0.2243602</text:p>
          </table:table-cell>
          <table:table-cell office:value-type="float" office:value="0.2604238" calcext:value-type="float">
            <text:p>0.2604238</text:p>
          </table:table-cell>
          <table:table-cell office:value-type="float" office:value="0.3034574" calcext:value-type="float">
            <text:p>0.3034574</text:p>
          </table:table-cell>
          <table:table-cell office:value-type="float" office:value="0.422423" calcext:value-type="float">
            <text:p>0.422423</text:p>
          </table:table-cell>
          <table:table-cell office:value-type="float" office:value="1.39974001" calcext:value-type="float">
            <text:p>1.39974001</text:p>
          </table:table-cell>
          <table:table-cell office:value-type="float" office:value="0.0008282" calcext:value-type="float">
            <text:p>0.0008282</text:p>
          </table:table-cell>
          <table:table-cell office:value-type="float" office:value="0.524677" calcext:value-type="float">
            <text:p>0.524677</text:p>
          </table:table-cell>
          <table:table-cell office:value-type="float" office:value="0.576173" calcext:value-type="float">
            <text:p>0.576173</text:p>
          </table:table-cell>
          <table:table-cell office:value-type="float" office:value="0.514755" calcext:value-type="float">
            <text:p>0.514755</text:p>
          </table:table-cell>
          <table:table-cell office:value-type="float" office:value="1.04149018" calcext:value-type="float">
            <text:p>1.04149018</text:p>
          </table:table-cell>
          <table:table-cell office:value-type="float" office:value="0.533328" calcext:value-type="float">
            <text:p>0.533328</text:p>
          </table:table-cell>
          <table:table-cell office:value-type="float" office:value="0.0023452" calcext:value-type="float">
            <text:p>0.0023452</text:p>
          </table:table-cell>
        </table:table-row>
        <table:table-row table:style-name="ro1">
          <table:table-cell office:value-type="string" calcext:value-type="string">
            <text:p>z_rot_plus_8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ABS([.I18])" office:value-type="float" office:value="0.00008415" calcext:value-type="float">
            <text:p>0.00008415</text:p>
          </table:table-cell>
          <table:table-cell office:value-type="float" office:value="-0.00008415" calcext:value-type="float">
            <text:p>-0.00008415</text:p>
          </table:table-cell>
          <table:table-cell office:value-type="float" office:value="0.6960371" calcext:value-type="float">
            <text:p>0.6960371</text:p>
          </table:table-cell>
          <table:table-cell office:value-type="float" office:value="0.6959529" calcext:value-type="float">
            <text:p>0.6959529</text:p>
          </table:table-cell>
          <table:table-cell office:value-type="float" office:value="0.25003166" calcext:value-type="float">
            <text:p>0.25003166</text:p>
          </table:table-cell>
          <table:table-cell office:value-type="float" office:value="0.04130835" calcext:value-type="float">
            <text:p>0.04130835</text:p>
          </table:table-cell>
          <table:table-cell office:value-type="float" office:value="9.9" calcext:value-type="float">
            <text:p>9.9</text:p>
          </table:table-cell>
          <table:table-cell office:value-type="float" office:value="1.8465989947319" calcext:value-type="float">
            <text:p>1.8465989947319</text:p>
          </table:table-cell>
          <table:table-cell office:value-type="float" office:value="0.196270279586315" calcext:value-type="float">
            <text:p>0.196270279586315</text:p>
          </table:table-cell>
          <table:table-cell office:value-type="float" office:value="1.65032871514559" calcext:value-type="float">
            <text:p>1.65032871514559</text:p>
          </table:table-cell>
          <table:table-cell office:value-type="float" office:value="0.702180759161711" calcext:value-type="float">
            <text:p>0.702180759161711</text:p>
          </table:table-cell>
          <table:table-cell office:value-type="float" office:value="0.570929890327805" calcext:value-type="float">
            <text:p>0.570929890327805</text:p>
          </table:table-cell>
          <table:table-cell office:value-type="float" office:value="0.58490927785635" calcext:value-type="float">
            <text:p>0.58490927785635</text:p>
          </table:table-cell>
          <table:table-cell office:value-type="float" office:value="0.819452240467072" calcext:value-type="float">
            <text:p>0.819452240467072</text:p>
          </table:table-cell>
          <table:table-cell office:value-type="float" office:value="0.237733090817928" calcext:value-type="float">
            <text:p>0.237733090817928</text:p>
          </table:table-cell>
          <table:table-cell table:formula="of:=[.T18]-[.U18]" office:value-type="float" office:value="-0.234542962610722" calcext:value-type="float">
            <text:p>-0.234542962610722</text:p>
          </table:table-cell>
          <table:table-cell office:value-type="float" office:value="0.2133722" calcext:value-type="float">
            <text:p>0.2133722</text:p>
          </table:table-cell>
          <table:table-cell office:value-type="float" office:value="0.2496408" calcext:value-type="float">
            <text:p>0.2496408</text:p>
          </table:table-cell>
          <table:table-cell office:value-type="float" office:value="0.2934534" calcext:value-type="float">
            <text:p>0.2934534</text:p>
          </table:table-cell>
          <table:table-cell office:value-type="float" office:value="0.438946" calcext:value-type="float">
            <text:p>0.438946</text:p>
          </table:table-cell>
          <table:table-cell office:value-type="float" office:value="1.729134" calcext:value-type="float">
            <text:p>1.729134</text:p>
          </table:table-cell>
          <table:table-cell office:value-type="float" office:value="0.0007872" calcext:value-type="float">
            <text:p>0.0007872</text:p>
          </table:table-cell>
          <table:table-cell office:value-type="float" office:value="0.470516" calcext:value-type="float">
            <text:p>0.470516</text:p>
          </table:table-cell>
          <table:table-cell office:value-type="float" office:value="0.51045" calcext:value-type="float">
            <text:p>0.51045</text:p>
          </table:table-cell>
          <table:table-cell office:value-type="float" office:value="0.493312" calcext:value-type="float">
            <text:p>0.493312</text:p>
          </table:table-cell>
          <table:table-cell office:value-type="float" office:value="1.2075402" calcext:value-type="float">
            <text:p>1.2075402</text:p>
          </table:table-cell>
          <table:table-cell office:value-type="float" office:value="1.41544302" calcext:value-type="float">
            <text:p>1.41544302</text:p>
          </table:table-cell>
          <table:table-cell office:value-type="float" office:value="0.0010742" calcext:value-type="float">
            <text:p>0.0010742</text:p>
          </table:table-cell>
        </table:table-row>
        <table:table-row table:style-name="ro1">
          <table:table-cell office:value-type="string" calcext:value-type="string">
            <text:p>z_rot_plus_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formula="of:=ABS([.I19])" office:value-type="float" office:value="0.00007953" calcext:value-type="float">
            <text:p>0.00007953</text:p>
          </table:table-cell>
          <table:table-cell office:value-type="float" office:value="-0.00007953" calcext:value-type="float">
            <text:p>-0.00007953</text:p>
          </table:table-cell>
          <table:table-cell office:value-type="float" office:value="0.696079" calcext:value-type="float">
            <text:p>0.696079</text:p>
          </table:table-cell>
          <table:table-cell office:value-type="float" office:value="0.69599947" calcext:value-type="float">
            <text:p>0.69599947</text:p>
          </table:table-cell>
          <table:table-cell office:value-type="float" office:value="0.24995742" calcext:value-type="float">
            <text:p>0.24995742</text:p>
          </table:table-cell>
          <table:table-cell office:value-type="float" office:value="0.04363189" calcext:value-type="float">
            <text:p>0.04363189</text:p>
          </table:table-cell>
          <table:table-cell office:value-type="float" office:value="10" calcext:value-type="float">
            <text:p>10</text:p>
          </table:table-cell>
          <table:table-cell office:value-type="float" office:value="3.75191004276276" calcext:value-type="float">
            <text:p>3.75191004276276</text:p>
          </table:table-cell>
          <table:table-cell office:value-type="float" office:value="0.219809199869633" calcext:value-type="float">
            <text:p>0.219809199869633</text:p>
          </table:table-cell>
          <table:table-cell office:value-type="float" office:value="3.53210084289312" calcext:value-type="float">
            <text:p>3.53210084289312</text:p>
          </table:table-cell>
          <table:table-cell office:value-type="float" office:value="0.956803063303232" calcext:value-type="float">
            <text:p>0.956803063303232</text:p>
          </table:table-cell>
          <table:table-cell office:value-type="float" office:value="1.13594126096764" calcext:value-type="float">
            <text:p>1.13594126096764</text:p>
          </table:table-cell>
          <table:table-cell office:value-type="float" office:value="0.672370478212833" calcext:value-type="float">
            <text:p>0.672370478212833</text:p>
          </table:table-cell>
          <table:table-cell office:value-type="float" office:value="1.24123564839363" calcext:value-type="float">
            <text:p>1.24123564839363</text:p>
          </table:table-cell>
          <table:table-cell office:value-type="float" office:value="0.568865170180797" calcext:value-type="float">
            <text:p>0.568865170180797</text:p>
          </table:table-cell>
          <table:table-cell table:formula="of:=[.T19]-[.U19]" office:value-type="float" office:value="-0.568865170180797" calcext:value-type="float">
            <text:p>-0.568865170180797</text:p>
          </table:table-cell>
          <table:table-cell office:value-type="float" office:value="0.2198092" calcext:value-type="float">
            <text:p>0.2198092</text:p>
          </table:table-cell>
          <table:table-cell office:value-type="float" office:value="0.2659178" calcext:value-type="float">
            <text:p>0.2659178</text:p>
          </table:table-cell>
          <table:table-cell office:value-type="float" office:value="0.3174384" calcext:value-type="float">
            <text:p>0.3174384</text:p>
          </table:table-cell>
          <table:table-cell office:value-type="float" office:value="0.517338" calcext:value-type="float">
            <text:p>0.517338</text:p>
          </table:table-cell>
          <table:table-cell office:value-type="float" office:value="2.04134901" calcext:value-type="float">
            <text:p>2.04134901</text:p>
          </table:table-cell>
          <table:table-cell office:value-type="float" office:value="0.0002952" calcext:value-type="float">
            <text:p>0.0002952</text:p>
          </table:table-cell>
          <table:table-cell office:value-type="float" office:value="0.399873" calcext:value-type="float">
            <text:p>0.399873</text:p>
          </table:table-cell>
          <table:table-cell office:value-type="float" office:value="0.42435" calcext:value-type="float">
            <text:p>0.42435</text:p>
          </table:table-cell>
          <table:table-cell office:value-type="float" office:value="0.431238" calcext:value-type="float">
            <text:p>0.431238</text:p>
          </table:table-cell>
          <table:table-cell office:value-type="float" office:value="1.1988072" calcext:value-type="float">
            <text:p>1.1988072</text:p>
          </table:table-cell>
          <table:table-cell office:value-type="float" office:value="3.75191003" calcext:value-type="float">
            <text:p>3.75191003</text:p>
          </table:table-cell>
          <table:table-cell office:value-type="float" office:value="-0.0012628" calcext:value-type="float">
            <text:p>-0.0012628</text:p>
          </table:table-cell>
        </table:table-row>
        <table:table-row table:style-name="ro1">
          <table:table-cell office:value-type="string" calcext:value-type="string">
            <text:p>z_rot_plus_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ABS([.I20])" office:value-type="float" office:value="0.0000001" calcext:value-type="float">
            <text:p>0.0000001</text:p>
          </table:table-cell>
          <table:table-cell office:value-type="float" office:value="0.0000001" calcext:value-type="float">
            <text:p>0.0000001</text:p>
          </table:table-cell>
          <table:table-cell office:value-type="float" office:value="0.6960973" calcext:value-type="float">
            <text:p>0.6960973</text:p>
          </table:table-cell>
          <table:table-cell office:value-type="float" office:value="0.69609736" calcext:value-type="float">
            <text:p>0.69609736</text:p>
          </table:table-cell>
          <table:table-cell office:value-type="float" office:value="0.25051962" calcext:value-type="float">
            <text:p>0.25051962</text:p>
          </table:table-cell>
          <table:table-cell office:value-type="float" office:value="0.04411391" calcext:value-type="float">
            <text:p>0.04411391</text:p>
          </table:table-cell>
          <table:table-cell office:value-type="float" office:value="10" calcext:value-type="float">
            <text:p>10</text:p>
          </table:table-cell>
          <table:table-cell office:value-type="float" office:value="4.07441599369049" calcext:value-type="float">
            <text:p>4.07441599369049</text:p>
          </table:table-cell>
          <table:table-cell office:value-type="float" office:value="0.247320199012756" calcext:value-type="float">
            <text:p>0.247320199012756</text:p>
          </table:table-cell>
          <table:table-cell office:value-type="float" office:value="3.82709579467773" calcext:value-type="float">
            <text:p>3.82709579467773</text:p>
          </table:table-cell>
          <table:table-cell office:value-type="float" office:value="1.00719205766916" calcext:value-type="float">
            <text:p>1.00719205766916</text:p>
          </table:table-cell>
          <table:table-cell office:value-type="float" office:value="1.25703432552967" calcext:value-type="float">
            <text:p>1.25703432552967</text:p>
          </table:table-cell>
          <table:table-cell office:value-type="float" office:value="0.783521477580071" calcext:value-type="float">
            <text:p>0.783521477580071</text:p>
          </table:table-cell>
          <table:table-cell office:value-type="float" office:value="1.23086263775825" calcext:value-type="float">
            <text:p>1.23086263775825</text:p>
          </table:table-cell>
          <table:table-cell office:value-type="float" office:value="0.447341160178184" calcext:value-type="float">
            <text:p>0.447341160178184</text:p>
          </table:table-cell>
          <table:table-cell table:formula="of:=[.T20]-[.U20]" office:value-type="float" office:value="-0.447341160178179" calcext:value-type="float">
            <text:p>-0.447341160178179</text:p>
          </table:table-cell>
          <table:table-cell office:value-type="float" office:value="0.2473202" calcext:value-type="float">
            <text:p>0.2473202</text:p>
          </table:table-cell>
          <table:table-cell office:value-type="float" office:value="0.3073688" calcext:value-type="float">
            <text:p>0.3073688</text:p>
          </table:table-cell>
          <table:table-cell office:value-type="float" office:value="0.3729524" calcext:value-type="float">
            <text:p>0.3729524</text:p>
          </table:table-cell>
          <table:table-cell office:value-type="float" office:value="0.642019" calcext:value-type="float">
            <text:p>0.642019</text:p>
          </table:table-cell>
          <table:table-cell office:value-type="float" office:value="2.34794699" calcext:value-type="float">
            <text:p>2.34794699</text:p>
          </table:table-cell>
          <table:table-cell office:value-type="float" office:value="-0.0001148" calcext:value-type="float">
            <text:p>-0.0001148</text:p>
          </table:table-cell>
          <table:table-cell office:value-type="float" office:value="0.334683" calcext:value-type="float">
            <text:p>0.334683</text:p>
          </table:table-cell>
          <table:table-cell office:value-type="float" office:value="0.349853" calcext:value-type="float">
            <text:p>0.349853</text:p>
          </table:table-cell>
          <table:table-cell office:value-type="float" office:value="0.356372" calcext:value-type="float">
            <text:p>0.356372</text:p>
          </table:table-cell>
          <table:table-cell office:value-type="float" office:value="1.03898921" calcext:value-type="float">
            <text:p>1.03898921</text:p>
          </table:table-cell>
          <table:table-cell office:value-type="float" office:value="4.07441599" calcext:value-type="float">
            <text:p>4.07441599</text:p>
          </table:table-cell>
          <table:table-cell office:value-type="float" office:value="-0.0009758" calcext:value-type="float">
            <text:p>-0.0009758</text:p>
          </table:table-cell>
        </table:table-row>
        <table:table-row table:style-name="ro1">
          <table:table-cell office:value-type="string" calcext:value-type="string">
            <text:p>z_rot_minus_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ABS([.I21])" office:value-type="float" office:value="0.00074497" calcext:value-type="float">
            <text:p>0.00074497</text:p>
          </table:table-cell>
          <table:table-cell office:value-type="float" office:value="-0.00074497" calcext:value-type="float">
            <text:p>-0.00074497</text:p>
          </table:table-cell>
          <table:table-cell office:value-type="float" office:value="0.691747" calcext:value-type="float">
            <text:p>0.691747</text:p>
          </table:table-cell>
          <table:table-cell office:value-type="float" office:value="0.69100209" calcext:value-type="float">
            <text:p>0.69100209</text:p>
          </table:table-cell>
          <table:table-cell office:value-type="float" office:value="0.24728628" calcext:value-type="float">
            <text:p>0.24728628</text:p>
          </table:table-cell>
          <table:table-cell office:value-type="float" office:value="0.03936437" calcext:value-type="float">
            <text:p>0.03936437</text:p>
          </table:table-cell>
          <table:table-cell office:value-type="float" office:value="10" calcext:value-type="float">
            <text:p>10</text:p>
          </table:table-cell>
          <table:table-cell office:value-type="float" office:value="0.986254990100861" calcext:value-type="float">
            <text:p>0.986254990100861</text:p>
          </table:table-cell>
          <table:table-cell office:value-type="float" office:value="0.196713082492352" calcext:value-type="float">
            <text:p>0.196713082492352</text:p>
          </table:table-cell>
          <table:table-cell office:value-type="float" office:value="0.789541907608509" calcext:value-type="float">
            <text:p>0.789541907608509</text:p>
          </table:table-cell>
          <table:table-cell office:value-type="float" office:value="0.369240259677172" calcext:value-type="float">
            <text:p>0.369240259677172</text:p>
          </table:table-cell>
          <table:table-cell office:value-type="float" office:value="0.236256409175116" calcext:value-type="float">
            <text:p>0.236256409175116</text:p>
          </table:table-cell>
          <table:table-cell office:value-type="float" office:value="0.280312080085278" calcext:value-type="float">
            <text:p>0.280312080085278</text:p>
          </table:table-cell>
          <table:table-cell office:value-type="float" office:value="0.458168439269066" calcext:value-type="float">
            <text:p>0.458168439269066</text:p>
          </table:table-cell>
          <table:table-cell office:value-type="float" office:value="0.177856359183788" calcext:value-type="float">
            <text:p>0.177856359183788</text:p>
          </table:table-cell>
          <table:table-cell table:formula="of:=[.T21]-[.U21]" office:value-type="float" office:value="-0.177856359183788" calcext:value-type="float">
            <text:p>-0.177856359183788</text:p>
          </table:table-cell>
          <table:table-cell office:value-type="float" office:value="0.2354712" calcext:value-type="float">
            <text:p>0.2354712</text:p>
          </table:table-cell>
          <table:table-cell office:value-type="float" office:value="0.2392678" calcext:value-type="float">
            <text:p>0.2392678</text:p>
          </table:table-cell>
          <table:table-cell office:value-type="float" office:value="0.2299854" calcext:value-type="float">
            <text:p>0.2299854</text:p>
          </table:table-cell>
          <table:table-cell office:value-type="float" office:value="0.201187" calcext:value-type="float">
            <text:p>0.201187</text:p>
          </table:table-cell>
          <table:table-cell office:value-type="float" office:value="0.495649" calcext:value-type="float">
            <text:p>0.495649</text:p>
          </table:table-cell>
          <table:table-cell office:value-type="float" office:value="-0.0051168" calcext:value-type="float">
            <text:p>-0.0051168</text:p>
          </table:table-cell>
          <table:table-cell office:value-type="float" office:value="0.351493" calcext:value-type="float">
            <text:p>0.351493</text:p>
          </table:table-cell>
          <table:table-cell office:value-type="float" office:value="0.313322" calcext:value-type="float">
            <text:p>0.313322</text:p>
          </table:table-cell>
          <table:table-cell office:value-type="float" office:value="0.246" calcext:value-type="float">
            <text:p>0.246</text:p>
          </table:table-cell>
          <table:table-cell office:value-type="float" office:value="0.3937722" calcext:value-type="float">
            <text:p>0.3937722</text:p>
          </table:table-cell>
          <table:table-cell office:value-type="float" office:value="0.98625499" calcext:value-type="float">
            <text:p>0.98625499</text:p>
          </table:table-cell>
          <table:table-cell office:value-type="float" office:value="-0.0008938" calcext:value-type="float">
            <text:p>-0.0008938</text:p>
          </table:table-cell>
        </table:table-row>
        <table:table-row table:style-name="ro1">
          <table:table-cell office:value-type="string" calcext:value-type="string">
            <text:p>z_rot_minus_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formula="of:=ABS([.I22])" office:value-type="float" office:value="0.00091556" calcext:value-type="float">
            <text:p>0.00091556</text:p>
          </table:table-cell>
          <table:table-cell office:value-type="float" office:value="-0.00091556" calcext:value-type="float">
            <text:p>-0.00091556</text:p>
          </table:table-cell>
          <table:table-cell office:value-type="float" office:value="0.6914006" calcext:value-type="float">
            <text:p>0.6914006</text:p>
          </table:table-cell>
          <table:table-cell office:value-type="float" office:value="0.69048504" calcext:value-type="float">
            <text:p>0.69048504</text:p>
          </table:table-cell>
          <table:table-cell office:value-type="float" office:value="0.24742635" calcext:value-type="float">
            <text:p>0.24742635</text:p>
          </table:table-cell>
          <table:table-cell office:value-type="float" office:value="0.03928204" calcext:value-type="float">
            <text:p>0.03928204</text:p>
          </table:table-cell>
          <table:table-cell office:value-type="float" office:value="10" calcext:value-type="float">
            <text:p>10</text:p>
          </table:table-cell>
          <table:table-cell office:value-type="float" office:value="1.02659900784493" calcext:value-type="float">
            <text:p>1.02659900784493</text:p>
          </table:table-cell>
          <table:table-cell office:value-type="float" office:value="0.18527408093214" calcext:value-type="float">
            <text:p>0.18527408093214</text:p>
          </table:table-cell>
          <table:table-cell office:value-type="float" office:value="0.841324926912785" calcext:value-type="float">
            <text:p>0.841324926912785</text:p>
          </table:table-cell>
          <table:table-cell office:value-type="float" office:value="0.373389460295439" calcext:value-type="float">
            <text:p>0.373389460295439</text:p>
          </table:table-cell>
          <table:table-cell office:value-type="float" office:value="0.248539778460198" calcext:value-type="float">
            <text:p>0.248539778460198</text:p>
          </table:table-cell>
          <table:table-cell office:value-type="float" office:value="0.261501279771328" calcext:value-type="float">
            <text:p>0.261501279771328</text:p>
          </table:table-cell>
          <table:table-cell office:value-type="float" office:value="0.48527764081955" calcext:value-type="float">
            <text:p>0.48527764081955</text:p>
          </table:table-cell>
          <table:table-cell office:value-type="float" office:value="0.223776361048222" calcext:value-type="float">
            <text:p>0.223776361048222</text:p>
          </table:table-cell>
          <table:table-cell table:formula="of:=[.T22]-[.U22]" office:value-type="float" office:value="-0.223776361048222" calcext:value-type="float">
            <text:p>-0.223776361048222</text:p>
          </table:table-cell>
          <table:table-cell office:value-type="float" office:value="0.2203422" calcext:value-type="float">
            <text:p>0.2203422</text:p>
          </table:table-cell>
          <table:table-cell office:value-type="float" office:value="0.2397188" calcext:value-type="float">
            <text:p>0.2397188</text:p>
          </table:table-cell>
          <table:table-cell office:value-type="float" office:value="0.2148974" calcext:value-type="float">
            <text:p>0.2148974</text:p>
          </table:table-cell>
          <table:table-cell office:value-type="float" office:value="0.188149" calcext:value-type="float">
            <text:p>0.188149</text:p>
          </table:table-cell>
          <table:table-cell office:value-type="float" office:value="0.444399" calcext:value-type="float">
            <text:p>0.444399</text:p>
          </table:table-cell>
          <table:table-cell office:value-type="float" office:value="-0.0072898" calcext:value-type="float">
            <text:p>-0.0072898</text:p>
          </table:table-cell>
          <table:table-cell office:value-type="float" office:value="0.37966" calcext:value-type="float">
            <text:p>0.37966</text:p>
          </table:table-cell>
          <table:table-cell office:value-type="float" office:value="0.327631" calcext:value-type="float">
            <text:p>0.327631</text:p>
          </table:table-cell>
          <table:table-cell office:value-type="float" office:value="0.25666" calcext:value-type="float">
            <text:p>0.25666</text:p>
          </table:table-cell>
          <table:table-cell office:value-type="float" office:value="0.4358382" calcext:value-type="float">
            <text:p>0.4358382</text:p>
          </table:table-cell>
          <table:table-cell office:value-type="float" office:value="1.026599" calcext:value-type="float">
            <text:p>1.026599</text:p>
          </table:table-cell>
          <table:table-cell office:value-type="float" office:value="-0.0008118" calcext:value-type="float">
            <text:p>-0.0008118</text:p>
          </table:table-cell>
        </table:table-row>
        <table:table-row table:style-name="ro1">
          <table:table-cell office:value-type="string" calcext:value-type="string">
            <text:p>z_rot_minus_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formula="of:=ABS([.I23])" office:value-type="float" office:value="0.00102481" calcext:value-type="float">
            <text:p>0.00102481</text:p>
          </table:table-cell>
          <table:table-cell office:value-type="float" office:value="-0.00102481" calcext:value-type="float">
            <text:p>-0.00102481</text:p>
          </table:table-cell>
          <table:table-cell office:value-type="float" office:value="0.6910581" calcext:value-type="float">
            <text:p>0.6910581</text:p>
          </table:table-cell>
          <table:table-cell office:value-type="float" office:value="0.69003332" calcext:value-type="float">
            <text:p>0.69003332</text:p>
          </table:table-cell>
          <table:table-cell office:value-type="float" office:value="0.24761579" calcext:value-type="float">
            <text:p>0.24761579</text:p>
          </table:table-cell>
          <table:table-cell office:value-type="float" office:value="0.03909549" calcext:value-type="float">
            <text:p>0.03909549</text:p>
          </table:table-cell>
          <table:table-cell office:value-type="float" office:value="10" calcext:value-type="float">
            <text:p>10</text:p>
          </table:table-cell>
          <table:table-cell office:value-type="float" office:value="1.06021898984909" calcext:value-type="float">
            <text:p>1.06021898984909</text:p>
          </table:table-cell>
          <table:table-cell office:value-type="float" office:value="0.16994007974863" calcext:value-type="float">
            <text:p>0.16994007974863</text:p>
          </table:table-cell>
          <table:table-cell office:value-type="float" office:value="0.89027891010046" calcext:value-type="float">
            <text:p>0.89027891010046</text:p>
          </table:table-cell>
          <table:table-cell office:value-type="float" office:value="0.376070858836174" calcext:value-type="float">
            <text:p>0.376070858836174</text:p>
          </table:table-cell>
          <table:table-cell office:value-type="float" office:value="0.259882909884447" calcext:value-type="float">
            <text:p>0.259882909884447</text:p>
          </table:table-cell>
          <table:table-cell office:value-type="float" office:value="0.247389080524445" calcext:value-type="float">
            <text:p>0.247389080524445</text:p>
          </table:table-cell>
          <table:table-cell office:value-type="float" office:value="0.504752637147903" calcext:value-type="float">
            <text:p>0.504752637147903</text:p>
          </table:table-cell>
          <table:table-cell office:value-type="float" office:value="0.257363556623459" calcext:value-type="float">
            <text:p>0.257363556623459</text:p>
          </table:table-cell>
          <table:table-cell table:formula="of:=[.T23]-[.U23]" office:value-type="float" office:value="-0.257363556623458" calcext:value-type="float">
            <text:p>-0.257363556623458</text:p>
          </table:table-cell>
          <table:table-cell office:value-type="float" office:value="0.2271482" calcext:value-type="float">
            <text:p>0.2271482</text:p>
          </table:table-cell>
          <table:table-cell office:value-type="float" office:value="0.2391038" calcext:value-type="float">
            <text:p>0.2391038</text:p>
          </table:table-cell>
          <table:table-cell office:value-type="float" office:value="0.2049754" calcext:value-type="float">
            <text:p>0.2049754</text:p>
          </table:table-cell>
          <table:table-cell office:value-type="float" office:value="0.17015" calcext:value-type="float">
            <text:p>0.17015</text:p>
          </table:table-cell>
          <table:table-cell office:value-type="float" office:value="0.395568" calcext:value-type="float">
            <text:p>0.395568</text:p>
          </table:table-cell>
          <table:table-cell office:value-type="float" office:value="-0.0083558" calcext:value-type="float">
            <text:p>-0.0083558</text:p>
          </table:table-cell>
          <table:table-cell office:value-type="float" office:value="0.404055" calcext:value-type="float">
            <text:p>0.404055</text:p>
          </table:table-cell>
          <table:table-cell office:value-type="float" office:value="0.339521" calcext:value-type="float">
            <text:p>0.339521</text:p>
          </table:table-cell>
          <table:table-cell office:value-type="float" office:value="0.25953" calcext:value-type="float">
            <text:p>0.25953</text:p>
          </table:table-cell>
          <table:table-cell office:value-type="float" office:value="0.4604382" calcext:value-type="float">
            <text:p>0.4604382</text:p>
          </table:table-cell>
          <table:table-cell office:value-type="float" office:value="1.06021899" calcext:value-type="float">
            <text:p>1.06021899</text:p>
          </table:table-cell>
          <table:table-cell office:value-type="float" office:value="-0.0014268" calcext:value-type="float">
            <text:p>-0.0014268</text:p>
          </table:table-cell>
        </table:table-row>
        <table:table-row table:style-name="ro1">
          <table:table-cell office:value-type="string" calcext:value-type="string">
            <text:p>z_rot_minus_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formula="of:=ABS([.I24])" office:value-type="float" office:value="0.00106697" calcext:value-type="float">
            <text:p>0.00106697</text:p>
          </table:table-cell>
          <table:table-cell office:value-type="float" office:value="-0.00106697" calcext:value-type="float">
            <text:p>-0.00106697</text:p>
          </table:table-cell>
          <table:table-cell office:value-type="float" office:value="0.6907226" calcext:value-type="float">
            <text:p>0.6907226</text:p>
          </table:table-cell>
          <table:table-cell office:value-type="float" office:value="0.68965568" calcext:value-type="float">
            <text:p>0.68965568</text:p>
          </table:table-cell>
          <table:table-cell office:value-type="float" office:value="0.24783246" calcext:value-type="float">
            <text:p>0.24783246</text:p>
          </table:table-cell>
          <table:table-cell office:value-type="float" office:value="0.03888382" calcext:value-type="float">
            <text:p>0.03888382</text:p>
          </table:table-cell>
          <table:table-cell office:value-type="float" office:value="10" calcext:value-type="float">
            <text:p>10</text:p>
          </table:table-cell>
          <table:table-cell office:value-type="float" office:value="1.08969801664352" calcext:value-type="float">
            <text:p>1.08969801664352</text:p>
          </table:table-cell>
          <table:table-cell office:value-type="float" office:value="0.161170998215675" calcext:value-type="float">
            <text:p>0.161170998215675</text:p>
          </table:table-cell>
          <table:table-cell office:value-type="float" office:value="0.928527018427849" calcext:value-type="float">
            <text:p>0.928527018427849</text:p>
          </table:table-cell>
          <table:table-cell office:value-type="float" office:value="0.378452962189913" calcext:value-type="float">
            <text:p>0.378452962189913</text:p>
          </table:table-cell>
          <table:table-cell office:value-type="float" office:value="0.269550191635177" calcext:value-type="float">
            <text:p>0.269550191635177</text:p>
          </table:table-cell>
          <table:table-cell office:value-type="float" office:value="0.239795879721642" calcext:value-type="float">
            <text:p>0.239795879721642</text:p>
          </table:table-cell>
          <table:table-cell office:value-type="float" office:value="0.517110044658184" calcext:value-type="float">
            <text:p>0.517110044658184</text:p>
          </table:table-cell>
          <table:table-cell office:value-type="float" office:value="0.277314164936543" calcext:value-type="float">
            <text:p>0.277314164936543</text:p>
          </table:table-cell>
          <table:table-cell table:formula="of:=[.T24]-[.U24]" office:value-type="float" office:value="-0.277314164936542" calcext:value-type="float">
            <text:p>-0.277314164936542</text:p>
          </table:table-cell>
          <table:table-cell office:value-type="float" office:value="0.2486322" calcext:value-type="float">
            <text:p>0.2486322</text:p>
          </table:table-cell>
          <table:table-cell office:value-type="float" office:value="0.2331588" calcext:value-type="float">
            <text:p>0.2331588</text:p>
          </table:table-cell>
          <table:table-cell office:value-type="float" office:value="0.2015724" calcext:value-type="float">
            <text:p>0.2015724</text:p>
          </table:table-cell>
          <table:table-cell office:value-type="float" office:value="0.161171" calcext:value-type="float">
            <text:p>0.161171</text:p>
          </table:table-cell>
          <table:table-cell office:value-type="float" office:value="0.354445" calcext:value-type="float">
            <text:p>0.354445</text:p>
          </table:table-cell>
          <table:table-cell office:value-type="float" office:value="-0.0090118" calcext:value-type="float">
            <text:p>-0.0090118</text:p>
          </table:table-cell>
          <table:table-cell office:value-type="float" office:value="0.426195" calcext:value-type="float">
            <text:p>0.426195</text:p>
          </table:table-cell>
          <table:table-cell office:value-type="float" office:value="0.351001" calcext:value-type="float">
            <text:p>0.351001</text:p>
          </table:table-cell>
          <table:table-cell office:value-type="float" office:value="0.252355" calcext:value-type="float">
            <text:p>0.252355</text:p>
          </table:table-cell>
          <table:table-cell office:value-type="float" office:value="0.4663012" calcext:value-type="float">
            <text:p>0.4663012</text:p>
          </table:table-cell>
          <table:table-cell office:value-type="float" office:value="1.08969801" calcext:value-type="float">
            <text:p>1.08969801</text:p>
          </table:table-cell>
          <table:table-cell office:value-type="float" office:value="-0.0013038" calcext:value-type="float">
            <text:p>-0.0013038</text:p>
          </table:table-cell>
        </table:table-row>
        <table:table-row table:style-name="ro1">
          <table:table-cell office:value-type="string" calcext:value-type="string">
            <text:p>z_rot_minus_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formula="of:=ABS([.I25])" office:value-type="float" office:value="0.00116255" calcext:value-type="float">
            <text:p>0.00116255</text:p>
          </table:table-cell>
          <table:table-cell office:value-type="float" office:value="-0.00116255" calcext:value-type="float">
            <text:p>-0.00116255</text:p>
          </table:table-cell>
          <table:table-cell office:value-type="float" office:value="0.6904095" calcext:value-type="float">
            <text:p>0.6904095</text:p>
          </table:table-cell>
          <table:table-cell office:value-type="float" office:value="0.68924695" calcext:value-type="float">
            <text:p>0.68924695</text:p>
          </table:table-cell>
          <table:table-cell office:value-type="float" office:value="0.24812261" calcext:value-type="float">
            <text:p>0.24812261</text:p>
          </table:table-cell>
          <table:table-cell office:value-type="float" office:value="0.03871769" calcext:value-type="float">
            <text:p>0.03871769</text:p>
          </table:table-cell>
          <table:table-cell office:value-type="float" office:value="10" calcext:value-type="float">
            <text:p>10</text:p>
          </table:table-cell>
          <table:table-cell office:value-type="float" office:value="1.10113699436188" calcext:value-type="float">
            <text:p>1.10113699436188</text:p>
          </table:table-cell>
          <table:table-cell office:value-type="float" office:value="0.145673000812531" calcext:value-type="float">
            <text:p>0.145673000812531</text:p>
          </table:table-cell>
          <table:table-cell office:value-type="float" office:value="0.955463993549347" calcext:value-type="float">
            <text:p>0.955463993549347</text:p>
          </table:table-cell>
          <table:table-cell office:value-type="float" office:value="0.376161058992147" calcext:value-type="float">
            <text:p>0.376161058992147</text:p>
          </table:table-cell>
          <table:table-cell office:value-type="float" office:value="0.278419357457528" calcext:value-type="float">
            <text:p>0.278419357457528</text:p>
          </table:table-cell>
          <table:table-cell office:value-type="float" office:value="0.220460279583931" calcext:value-type="float">
            <text:p>0.220460279583931</text:p>
          </table:table-cell>
          <table:table-cell office:value-type="float" office:value="0.531861838400364" calcext:value-type="float">
            <text:p>0.531861838400364</text:p>
          </table:table-cell>
          <table:table-cell office:value-type="float" office:value="0.311401558816433" calcext:value-type="float">
            <text:p>0.311401558816433</text:p>
          </table:table-cell>
          <table:table-cell table:formula="of:=[.T25]-[.U25]" office:value-type="float" office:value="-0.311401558816433" calcext:value-type="float">
            <text:p>-0.311401558816433</text:p>
          </table:table-cell>
          <table:table-cell office:value-type="float" office:value="0.2380952" calcext:value-type="float">
            <text:p>0.2380952</text:p>
          </table:table-cell>
          <table:table-cell office:value-type="float" office:value="0.2283208" calcext:value-type="float">
            <text:p>0.2283208</text:p>
          </table:table-cell>
          <table:table-cell office:value-type="float" office:value="0.1928804" calcext:value-type="float">
            <text:p>0.1928804</text:p>
          </table:table-cell>
          <table:table-cell office:value-type="float" office:value="0.145673" calcext:value-type="float">
            <text:p>0.145673</text:p>
          </table:table-cell>
          <table:table-cell office:value-type="float" office:value="0.297332" calcext:value-type="float">
            <text:p>0.297332</text:p>
          </table:table-cell>
          <table:table-cell office:value-type="float" office:value="-0.0094218" calcext:value-type="float">
            <text:p>-0.0094218</text:p>
          </table:table-cell>
          <table:table-cell office:value-type="float" office:value="0.449647" calcext:value-type="float">
            <text:p>0.449647</text:p>
          </table:table-cell>
          <table:table-cell office:value-type="float" office:value="0.360841" calcext:value-type="float">
            <text:p>0.360841</text:p>
          </table:table-cell>
          <table:table-cell office:value-type="float" office:value="0.255553" calcext:value-type="float">
            <text:p>0.255553</text:p>
          </table:table-cell>
          <table:table-cell office:value-type="float" office:value="0.4921312" calcext:value-type="float">
            <text:p>0.4921312</text:p>
          </table:table-cell>
          <table:table-cell office:value-type="float" office:value="1.101137" calcext:value-type="float">
            <text:p>1.101137</text:p>
          </table:table-cell>
          <table:table-cell office:value-type="float" office:value="-0.0010168" calcext:value-type="float">
            <text:p>-0.0010168</text:p>
          </table:table-cell>
        </table:table-row>
        <table:table-row table:style-name="ro1">
          <table:table-cell office:value-type="string" calcext:value-type="string">
            <text:p>z_rot_minus_3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table:formula="of:=ABS([.I26])" office:value-type="float" office:value="0.0013716" calcext:value-type="float">
            <text:p>0.0013716</text:p>
          </table:table-cell>
          <table:table-cell office:value-type="float" office:value="-0.0013716" calcext:value-type="float">
            <text:p>-0.0013716</text:p>
          </table:table-cell>
          <table:table-cell office:value-type="float" office:value="0.6901002" calcext:value-type="float">
            <text:p>0.6901002</text:p>
          </table:table-cell>
          <table:table-cell office:value-type="float" office:value="0.68872855" calcext:value-type="float">
            <text:p>0.68872855</text:p>
          </table:table-cell>
          <table:table-cell office:value-type="float" office:value="0.24853157" calcext:value-type="float">
            <text:p>0.24853157</text:p>
          </table:table-cell>
          <table:table-cell office:value-type="float" office:value="0.03871727" calcext:value-type="float">
            <text:p>0.03871727</text:p>
          </table:table-cell>
          <table:table-cell office:value-type="float" office:value="10" calcext:value-type="float">
            <text:p>10</text:p>
          </table:table-cell>
          <table:table-cell office:value-type="float" office:value="1.15632299184799" calcext:value-type="float">
            <text:p>1.15632299184799</text:p>
          </table:table-cell>
          <table:table-cell office:value-type="float" office:value="0.117464999854565" calcext:value-type="float">
            <text:p>0.117464999854565</text:p>
          </table:table-cell>
          <table:table-cell office:value-type="float" office:value="1.03885799199343" calcext:value-type="float">
            <text:p>1.03885799199343</text:p>
          </table:table-cell>
          <table:table-cell office:value-type="float" office:value="0.369260758906603" calcext:value-type="float">
            <text:p>0.369260758906603</text:p>
          </table:table-cell>
          <table:table-cell office:value-type="float" office:value="0.308569071712628" calcext:value-type="float">
            <text:p>0.308569071712628</text:p>
          </table:table-cell>
          <table:table-cell office:value-type="float" office:value="0.180501680672169" calcext:value-type="float">
            <text:p>0.180501680672169</text:p>
          </table:table-cell>
          <table:table-cell office:value-type="float" office:value="0.558019837141037" calcext:value-type="float">
            <text:p>0.558019837141037</text:p>
          </table:table-cell>
          <table:table-cell office:value-type="float" office:value="0.377518156468868" calcext:value-type="float">
            <text:p>0.377518156468868</text:p>
          </table:table-cell>
          <table:table-cell table:formula="of:=[.T26]-[.U26]" office:value-type="float" office:value="-0.377518156468868" calcext:value-type="float">
            <text:p>-0.377518156468868</text:p>
          </table:table-cell>
          <table:table-cell office:value-type="float" office:value="0.2060332" calcext:value-type="float">
            <text:p>0.2060332</text:p>
          </table:table-cell>
          <table:table-cell office:value-type="float" office:value="0.2059758" calcext:value-type="float">
            <text:p>0.2059758</text:p>
          </table:table-cell>
          <table:table-cell office:value-type="float" office:value="0.1712324" calcext:value-type="float">
            <text:p>0.1712324</text:p>
          </table:table-cell>
          <table:table-cell office:value-type="float" office:value="0.117465" calcext:value-type="float">
            <text:p>0.117465</text:p>
          </table:table-cell>
          <table:table-cell office:value-type="float" office:value="0.201802" calcext:value-type="float">
            <text:p>0.201802</text:p>
          </table:table-cell>
          <table:table-cell office:value-type="float" office:value="-0.0095858" calcext:value-type="float">
            <text:p>-0.0095858</text:p>
          </table:table-cell>
          <table:table-cell office:value-type="float" office:value="0.470311" calcext:value-type="float">
            <text:p>0.470311</text:p>
          </table:table-cell>
          <table:table-cell office:value-type="float" office:value="0.367155" calcext:value-type="float">
            <text:p>0.367155</text:p>
          </table:table-cell>
          <table:table-cell office:value-type="float" office:value="0.261252" calcext:value-type="float">
            <text:p>0.261252</text:p>
          </table:table-cell>
          <table:table-cell office:value-type="float" office:value="0.5350582" calcext:value-type="float">
            <text:p>0.5350582</text:p>
          </table:table-cell>
          <table:table-cell office:value-type="float" office:value="1.156323" calcext:value-type="float">
            <text:p>1.156323</text:p>
          </table:table-cell>
          <table:table-cell office:value-type="float" office:value="-0.0010988" calcext:value-type="float">
            <text:p>-0.0010988</text:p>
          </table:table-cell>
        </table:table-row>
        <table:table-row table:style-name="ro1">
          <table:table-cell office:value-type="string" calcext:value-type="string">
            <text:p>z_rot_minus_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5" calcext:value-type="float">
            <text:p>-35</text:p>
          </table:table-cell>
          <table:table-cell table:formula="of:=ABS([.I27])" office:value-type="float" office:value="0.00161345" calcext:value-type="float">
            <text:p>0.00161345</text:p>
          </table:table-cell>
          <table:table-cell office:value-type="float" office:value="-0.00161345" calcext:value-type="float">
            <text:p>-0.00161345</text:p>
          </table:table-cell>
          <table:table-cell office:value-type="float" office:value="0.6898074" calcext:value-type="float">
            <text:p>0.6898074</text:p>
          </table:table-cell>
          <table:table-cell office:value-type="float" office:value="0.68819395" calcext:value-type="float">
            <text:p>0.68819395</text:p>
          </table:table-cell>
          <table:table-cell office:value-type="float" office:value="0.24905795" calcext:value-type="float">
            <text:p>0.24905795</text:p>
          </table:table-cell>
          <table:table-cell office:value-type="float" office:value="0.03885346" calcext:value-type="float">
            <text:p>0.03885346</text:p>
          </table:table-cell>
          <table:table-cell office:value-type="float" office:value="9.2" calcext:value-type="float">
            <text:p>9.2</text:p>
          </table:table-cell>
          <table:table-cell office:value-type="float" office:value="1.21191899776459" calcext:value-type="float">
            <text:p>1.21191899776459</text:p>
          </table:table-cell>
          <table:table-cell office:value-type="float" office:value="0.0911020003259182" calcext:value-type="float">
            <text:p>0.0911020003259182</text:p>
          </table:table-cell>
          <table:table-cell office:value-type="float" office:value="1.12081699743867" calcext:value-type="float">
            <text:p>1.12081699743867</text:p>
          </table:table-cell>
          <table:table-cell office:value-type="float" office:value="0.356780358701944" calcext:value-type="float">
            <text:p>0.356780358701944</text:p>
          </table:table-cell>
          <table:table-cell office:value-type="float" office:value="0.339109787761736" calcext:value-type="float">
            <text:p>0.339109787761736</text:p>
          </table:table-cell>
          <table:table-cell office:value-type="float" office:value="0.141543478965759" calcext:value-type="float">
            <text:p>0.141543478965759</text:p>
          </table:table-cell>
          <table:table-cell office:value-type="float" office:value="0.57201723843813" calcext:value-type="float">
            <text:p>0.57201723843813</text:p>
          </table:table-cell>
          <table:table-cell office:value-type="float" office:value="0.43047375947237" calcext:value-type="float">
            <text:p>0.43047375947237</text:p>
          </table:table-cell>
          <table:table-cell table:formula="of:=[.T27]-[.U27]" office:value-type="float" office:value="-0.430473759472371" calcext:value-type="float">
            <text:p>-0.430473759472371</text:p>
          </table:table-cell>
          <table:table-cell office:value-type="float" office:value="0.1727412" calcext:value-type="float">
            <text:p>0.1727412</text:p>
          </table:table-cell>
          <table:table-cell office:value-type="float" office:value="0.1732168" calcext:value-type="float">
            <text:p>0.1732168</text:p>
          </table:table-cell>
          <table:table-cell office:value-type="float" office:value="0.1441314" calcext:value-type="float">
            <text:p>0.1441314</text:p>
          </table:table-cell>
          <table:table-cell office:value-type="float" office:value="0.09266" calcext:value-type="float">
            <text:p>0.09266</text:p>
          </table:table-cell>
          <table:table-cell office:value-type="float" office:value="0.124968" calcext:value-type="float">
            <text:p>0.124968</text:p>
          </table:table-cell>
          <table:table-cell office:value-type="float" office:value="-0.0096678" calcext:value-type="float">
            <text:p>-0.0096678</text:p>
          </table:table-cell>
          <table:table-cell office:value-type="float" office:value="0.458257" calcext:value-type="float">
            <text:p>0.458257</text:p>
          </table:table-cell>
          <table:table-cell office:value-type="float" office:value="0.362891" calcext:value-type="float">
            <text:p>0.362891</text:p>
          </table:table-cell>
          <table:table-cell office:value-type="float" office:value="0.260678" calcext:value-type="float">
            <text:p>0.260678</text:p>
          </table:table-cell>
          <table:table-cell office:value-type="float" office:value="0.5663412" calcext:value-type="float">
            <text:p>0.5663412</text:p>
          </table:table-cell>
          <table:table-cell office:value-type="float" office:value="1.21191898" calcext:value-type="float">
            <text:p>1.21191898</text:p>
          </table:table-cell>
          <table:table-cell office:value-type="float" office:value="-0.0005658" calcext:value-type="float">
            <text:p>-0.0005658</text:p>
          </table:table-cell>
        </table:table-row>
        <table:table-row table:style-name="ro1">
          <table:table-cell office:value-type="string" calcext:value-type="string">
            <text:p>z_rot_minus_4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table:formula="of:=ABS([.I28])" office:value-type="float" office:value="0.00164892" calcext:value-type="float">
            <text:p>0.00164892</text:p>
          </table:table-cell>
          <table:table-cell office:value-type="float" office:value="-0.00164892" calcext:value-type="float">
            <text:p>-0.00164892</text:p>
          </table:table-cell>
          <table:table-cell office:value-type="float" office:value="0.6895279" calcext:value-type="float">
            <text:p>0.6895279</text:p>
          </table:table-cell>
          <table:table-cell office:value-type="float" office:value="0.68787898" calcext:value-type="float">
            <text:p>0.68787898</text:p>
          </table:table-cell>
          <table:table-cell office:value-type="float" office:value="0.24952371" calcext:value-type="float">
            <text:p>0.24952371</text:p>
          </table:table-cell>
          <table:table-cell office:value-type="float" office:value="0.03853475" calcext:value-type="float">
            <text:p>0.03853475</text:p>
          </table:table-cell>
          <table:table-cell office:value-type="float" office:value="8.3" calcext:value-type="float">
            <text:p>8.3</text:p>
          </table:table-cell>
          <table:table-cell office:value-type="float" office:value="1.17965691685677" calcext:value-type="float">
            <text:p>1.17965691685677</text:p>
          </table:table-cell>
          <table:table-cell office:value-type="float" office:value="0.0849880799651146" calcext:value-type="float">
            <text:p>0.0849880799651146</text:p>
          </table:table-cell>
          <table:table-cell office:value-type="float" office:value="1.09466883689165" calcext:value-type="float">
            <text:p>1.09466883689165</text:p>
          </table:table-cell>
          <table:table-cell office:value-type="float" office:value="0.353418359532952" calcext:value-type="float">
            <text:p>0.353418359532952</text:p>
          </table:table-cell>
          <table:table-cell office:value-type="float" office:value="0.336701044721974" calcext:value-type="float">
            <text:p>0.336701044721974</text:p>
          </table:table-cell>
          <table:table-cell office:value-type="float" office:value="0.132580879479647" calcext:value-type="float">
            <text:p>0.132580879479647</text:p>
          </table:table-cell>
          <table:table-cell office:value-type="float" office:value="0.574255839586258" calcext:value-type="float">
            <text:p>0.574255839586258</text:p>
          </table:table-cell>
          <table:table-cell office:value-type="float" office:value="0.441674960106611" calcext:value-type="float">
            <text:p>0.441674960106611</text:p>
          </table:table-cell>
          <table:table-cell table:formula="of:=[.T28]-[.U28]" office:value-type="float" office:value="-0.441674960106611" calcext:value-type="float">
            <text:p>-0.441674960106611</text:p>
          </table:table-cell>
          <table:table-cell office:value-type="float" office:value="0.1593752" calcext:value-type="float">
            <text:p>0.1593752</text:p>
          </table:table-cell>
          <table:table-cell office:value-type="float" office:value="0.1584158" calcext:value-type="float">
            <text:p>0.1584158</text:p>
          </table:table-cell>
          <table:table-cell office:value-type="float" office:value="0.1344554" calcext:value-type="float">
            <text:p>0.1344554</text:p>
          </table:table-cell>
          <table:table-cell office:value-type="float" office:value="0.097867" calcext:value-type="float">
            <text:p>0.097867</text:p>
          </table:table-cell>
          <table:table-cell office:value-type="float" office:value="0.112791" calcext:value-type="float">
            <text:p>0.112791</text:p>
          </table:table-cell>
          <table:table-cell office:value-type="float" office:value="-0.0096268" calcext:value-type="float">
            <text:p>-0.0096268</text:p>
          </table:table-cell>
          <table:table-cell office:value-type="float" office:value="0.470229" calcext:value-type="float">
            <text:p>0.470229</text:p>
          </table:table-cell>
          <table:table-cell office:value-type="float" office:value="0.387573" calcext:value-type="float">
            <text:p>0.387573</text:p>
          </table:table-cell>
          <table:table-cell office:value-type="float" office:value="0.285114" calcext:value-type="float">
            <text:p>0.285114</text:p>
          </table:table-cell>
          <table:table-cell office:value-type="float" office:value="0.6000842" calcext:value-type="float">
            <text:p>0.6000842</text:p>
          </table:table-cell>
          <table:table-cell office:value-type="float" office:value="1.12827899" calcext:value-type="float">
            <text:p>1.12827899</text:p>
          </table:table-cell>
          <table:table-cell office:value-type="float" office:value="-0.0009758" calcext:value-type="float">
            <text:p>-0.0009758</text:p>
          </table:table-cell>
        </table:table-row>
        <table:table-row table:style-name="ro1">
          <table:table-cell office:value-type="string" calcext:value-type="string">
            <text:p>z_rot_minus_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5" calcext:value-type="float">
            <text:p>-45</text:p>
          </table:table-cell>
          <table:table-cell table:formula="of:=ABS([.I29])" office:value-type="float" office:value="0.00062539" calcext:value-type="float">
            <text:p>0.00062539</text:p>
          </table:table-cell>
          <table:table-cell office:value-type="float" office:value="-0.00062539" calcext:value-type="float">
            <text:p>-0.00062539</text:p>
          </table:table-cell>
          <table:table-cell office:value-type="float" office:value="0.6892726" calcext:value-type="float">
            <text:p>0.6892726</text:p>
          </table:table-cell>
          <table:table-cell office:value-type="float" office:value="0.68864727" calcext:value-type="float">
            <text:p>0.68864727</text:p>
          </table:table-cell>
          <table:table-cell office:value-type="float" office:value="0.24900671" calcext:value-type="float">
            <text:p>0.24900671</text:p>
          </table:table-cell>
          <table:table-cell office:value-type="float" office:value="0.03848638" calcext:value-type="float">
            <text:p>0.03848638</text:p>
          </table:table-cell>
          <table:table-cell office:value-type="float" office:value="10" calcext:value-type="float">
            <text:p>10</text:p>
          </table:table-cell>
          <table:table-cell office:value-type="float" office:value="0.965426987409592" calcext:value-type="float">
            <text:p>0.965426987409592</text:p>
          </table:table-cell>
          <table:table-cell office:value-type="float" office:value="0.274750842154026" calcext:value-type="float">
            <text:p>0.274750842154026</text:p>
          </table:table-cell>
          <table:table-cell office:value-type="float" office:value="0.690676145255566" calcext:value-type="float">
            <text:p>0.690676145255566</text:p>
          </table:table-cell>
          <table:table-cell office:value-type="float" office:value="0.504925659745932" calcext:value-type="float">
            <text:p>0.504925659745932</text:p>
          </table:table-cell>
          <table:table-cell office:value-type="float" office:value="0.226459007110301" calcext:value-type="float">
            <text:p>0.226459007110301</text:p>
          </table:table-cell>
          <table:table-cell office:value-type="float" office:value="0.360344081819057" calcext:value-type="float">
            <text:p>0.360344081819057</text:p>
          </table:table-cell>
          <table:table-cell office:value-type="float" office:value="0.649507237672806" calcext:value-type="float">
            <text:p>0.649507237672806</text:p>
          </table:table-cell>
          <table:table-cell office:value-type="float" office:value="0.289163155853748" calcext:value-type="float">
            <text:p>0.289163155853748</text:p>
          </table:table-cell>
          <table:table-cell table:formula="of:=[.T29]-[.U29]" office:value-type="float" office:value="-0.289163155853749" calcext:value-type="float">
            <text:p>-0.289163155853749</text:p>
          </table:table-cell>
          <table:table-cell office:value-type="float" office:value="0.2767992" calcext:value-type="float">
            <text:p>0.2767992</text:p>
          </table:table-cell>
          <table:table-cell office:value-type="float" office:value="0.2910098" calcext:value-type="float">
            <text:p>0.2910098</text:p>
          </table:table-cell>
          <table:table-cell office:value-type="float" office:value="0.2920184" calcext:value-type="float">
            <text:p>0.2920184</text:p>
          </table:table-cell>
          <table:table-cell office:value-type="float" office:value="0.375806" calcext:value-type="float">
            <text:p>0.375806</text:p>
          </table:table-cell>
          <table:table-cell office:value-type="float" office:value="0.566087" calcext:value-type="float">
            <text:p>0.566087</text:p>
          </table:table-cell>
          <table:table-cell office:value-type="float" office:value="-0.0074948" calcext:value-type="float">
            <text:p>-0.0074948</text:p>
          </table:table-cell>
          <table:table-cell office:value-type="float" office:value="0.514181" calcext:value-type="float">
            <text:p>0.514181</text:p>
          </table:table-cell>
          <table:table-cell office:value-type="float" office:value="0.556411" calcext:value-type="float">
            <text:p>0.556411</text:p>
          </table:table-cell>
          <table:table-cell office:value-type="float" office:value="0.437757" calcext:value-type="float">
            <text:p>0.437757</text:p>
          </table:table-cell>
          <table:table-cell office:value-type="float" office:value="0.7737602" calcext:value-type="float">
            <text:p>0.7737602</text:p>
          </table:table-cell>
          <table:table-cell office:value-type="float" office:value="0.96542697" calcext:value-type="float">
            <text:p>0.96542697</text:p>
          </table:table-cell>
          <table:table-cell office:value-type="float" office:value="-0.0009758" calcext:value-type="float">
            <text:p>-0.0009758</text:p>
          </table:table-cell>
        </table:table-row>
        <table:table-row table:style-name="ro1">
          <table:table-cell office:value-type="string" calcext:value-type="string">
            <text:p>z_rot_minus_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table:formula="of:=ABS([.I30])" office:value-type="float" office:value="0.0003938" calcext:value-type="float">
            <text:p>0.0003938</text:p>
          </table:table-cell>
          <table:table-cell office:value-type="float" office:value="-0.0003938" calcext:value-type="float">
            <text:p>-0.0003938</text:p>
          </table:table-cell>
          <table:table-cell office:value-type="float" office:value="0.6890326" calcext:value-type="float">
            <text:p>0.6890326</text:p>
          </table:table-cell>
          <table:table-cell office:value-type="float" office:value="0.68863885" calcext:value-type="float">
            <text:p>0.68863885</text:p>
          </table:table-cell>
          <table:table-cell office:value-type="float" office:value="0.24910327" calcext:value-type="float">
            <text:p>0.24910327</text:p>
          </table:table-cell>
          <table:table-cell office:value-type="float" office:value="0.03866584" calcext:value-type="float">
            <text:p>0.03866584</text:p>
          </table:table-cell>
          <table:table-cell office:value-type="float" office:value="10" calcext:value-type="float">
            <text:p>10</text:p>
          </table:table-cell>
          <table:table-cell office:value-type="float" office:value="1.01228999495506" calcext:value-type="float">
            <text:p>1.01228999495506</text:p>
          </table:table-cell>
          <table:table-cell office:value-type="float" office:value="0.317820519208908" calcext:value-type="float">
            <text:p>0.317820519208908</text:p>
          </table:table-cell>
          <table:table-cell office:value-type="float" office:value="0.694469475746155" calcext:value-type="float">
            <text:p>0.694469475746155</text:p>
          </table:table-cell>
          <table:table-cell office:value-type="float" office:value="0.509894858896732" calcext:value-type="float">
            <text:p>0.509894858896732</text:p>
          </table:table-cell>
          <table:table-cell office:value-type="float" office:value="0.213051391531252" calcext:value-type="float">
            <text:p>0.213051391531252</text:p>
          </table:table-cell>
          <table:table-cell office:value-type="float" office:value="0.408715879917145" calcext:value-type="float">
            <text:p>0.408715879917145</text:p>
          </table:table-cell>
          <table:table-cell office:value-type="float" office:value="0.61107383787632" calcext:value-type="float">
            <text:p>0.61107383787632</text:p>
          </table:table-cell>
          <table:table-cell office:value-type="float" office:value="0.202357957959175" calcext:value-type="float">
            <text:p>0.202357957959175</text:p>
          </table:table-cell>
          <table:table-cell table:formula="of:=[.T30]-[.U30]" office:value-type="float" office:value="-0.202357957959175" calcext:value-type="float">
            <text:p>-0.202357957959175</text:p>
          </table:table-cell>
          <table:table-cell office:value-type="float" office:value="0.3180452" calcext:value-type="float">
            <text:p>0.3180452</text:p>
          </table:table-cell>
          <table:table-cell office:value-type="float" office:value="0.3413168" calcext:value-type="float">
            <text:p>0.3413168</text:p>
          </table:table-cell>
          <table:table-cell office:value-type="float" office:value="0.3470404" calcext:value-type="float">
            <text:p>0.3470404</text:p>
          </table:table-cell>
          <table:table-cell office:value-type="float" office:value="0.43009" calcext:value-type="float">
            <text:p>0.43009</text:p>
          </table:table-cell>
          <table:table-cell office:value-type="float" office:value="0.607087" calcext:value-type="float">
            <text:p>0.607087</text:p>
          </table:table-cell>
          <table:table-cell office:value-type="float" office:value="-0.0067978" calcext:value-type="float">
            <text:p>-0.0067978</text:p>
          </table:table-cell>
          <table:table-cell office:value-type="float" office:value="0.462275" calcext:value-type="float">
            <text:p>0.462275</text:p>
          </table:table-cell>
          <table:table-cell office:value-type="float" office:value="0.502578" calcext:value-type="float">
            <text:p>0.502578</text:p>
          </table:table-cell>
          <table:table-cell office:value-type="float" office:value="0.394994" calcext:value-type="float">
            <text:p>0.394994</text:p>
          </table:table-cell>
          <table:table-cell office:value-type="float" office:value="0.6832322" calcext:value-type="float">
            <text:p>0.6832322</text:p>
          </table:table-cell>
          <table:table-cell office:value-type="float" office:value="1.01229001" calcext:value-type="float">
            <text:p>1.01229001</text:p>
          </table:table-cell>
          <table:table-cell office:value-type="float" office:value="-0.0006478" calcext:value-type="float">
            <text:p>-0.0006478</text:p>
          </table:table-cell>
        </table:table-row>
        <table:table-row table:style-name="ro1">
          <table:table-cell office:value-type="string" calcext:value-type="string">
            <text:p>z_rot_minus_5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5" calcext:value-type="float">
            <text:p>-55</text:p>
          </table:table-cell>
          <table:table-cell table:formula="of:=ABS([.I31])" office:value-type="float" office:value="0.00021486" calcext:value-type="float">
            <text:p>0.00021486</text:p>
          </table:table-cell>
          <table:table-cell office:value-type="float" office:value="-0.00021486" calcext:value-type="float">
            <text:p>-0.00021486</text:p>
          </table:table-cell>
          <table:table-cell office:value-type="float" office:value="0.6888155" calcext:value-type="float">
            <text:p>0.6888155</text:p>
          </table:table-cell>
          <table:table-cell office:value-type="float" office:value="0.68860067" calcext:value-type="float">
            <text:p>0.68860067</text:p>
          </table:table-cell>
          <table:table-cell office:value-type="float" office:value="0.24922619" calcext:value-type="float">
            <text:p>0.24922619</text:p>
          </table:table-cell>
          <table:table-cell office:value-type="float" office:value="0.03879215" calcext:value-type="float">
            <text:p>0.03879215</text:p>
          </table:table-cell>
          <table:table-cell office:value-type="float" office:value="10" calcext:value-type="float">
            <text:p>10</text:p>
          </table:table-cell>
          <table:table-cell office:value-type="float" office:value="1.04328601360321" calcext:value-type="float">
            <text:p>1.04328601360321</text:p>
          </table:table-cell>
          <table:table-cell office:value-type="float" office:value="0.343189680576324" calcext:value-type="float">
            <text:p>0.343189680576324</text:p>
          </table:table-cell>
          <table:table-cell office:value-type="float" office:value="0.700096333026886" calcext:value-type="float">
            <text:p>0.700096333026886</text:p>
          </table:table-cell>
          <table:table-cell office:value-type="float" office:value="0.511731661558151" calcext:value-type="float">
            <text:p>0.511731661558151</text:p>
          </table:table-cell>
          <table:table-cell office:value-type="float" office:value="0.210467104455061" calcext:value-type="float">
            <text:p>0.210467104455061</text:p>
          </table:table-cell>
          <table:table-cell office:value-type="float" office:value="0.449510878920555" calcext:value-type="float">
            <text:p>0.449510878920555</text:p>
          </table:table-cell>
          <table:table-cell office:value-type="float" office:value="0.573952444195747" calcext:value-type="float">
            <text:p>0.573952444195747</text:p>
          </table:table-cell>
          <table:table-cell office:value-type="float" office:value="0.124441565275192" calcext:value-type="float">
            <text:p>0.124441565275192</text:p>
          </table:table-cell>
          <table:table-cell table:formula="of:=[.T31]-[.U31]" office:value-type="float" office:value="-0.124441565275192" calcext:value-type="float">
            <text:p>-0.124441565275192</text:p>
          </table:table-cell>
          <table:table-cell office:value-type="float" office:value="0.3531822" calcext:value-type="float">
            <text:p>0.3531822</text:p>
          </table:table-cell>
          <table:table-cell office:value-type="float" office:value="0.3933458" calcext:value-type="float">
            <text:p>0.3933458</text:p>
          </table:table-cell>
          <table:table-cell office:value-type="float" office:value="0.4091554" calcext:value-type="float">
            <text:p>0.4091554</text:p>
          </table:table-cell>
          <table:table-cell office:value-type="float" office:value="0.482365" calcext:value-type="float">
            <text:p>0.482365</text:p>
          </table:table-cell>
          <table:table-cell office:value-type="float" office:value="0.609506" calcext:value-type="float">
            <text:p>0.609506</text:p>
          </table:table-cell>
          <table:table-cell office:value-type="float" office:value="-0.0061828" calcext:value-type="float">
            <text:p>-0.0061828</text:p>
          </table:table-cell>
          <table:table-cell office:value-type="float" office:value="0.406638" calcext:value-type="float">
            <text:p>0.406638</text:p>
          </table:table-cell>
          <table:table-cell office:value-type="float" office:value="0.444645" calcext:value-type="float">
            <text:p>0.444645</text:p>
          </table:table-cell>
          <table:table-cell office:value-type="float" office:value="0.352108" calcext:value-type="float">
            <text:p>0.352108</text:p>
          </table:table-cell>
          <table:table-cell office:value-type="float" office:value="0.6230852" calcext:value-type="float">
            <text:p>0.6230852</text:p>
          </table:table-cell>
          <table:table-cell office:value-type="float" office:value="1.04328599" calcext:value-type="float">
            <text:p>1.04328599</text:p>
          </table:table-cell>
          <table:table-cell office:value-type="float" office:value="-0.0004428" calcext:value-type="float">
            <text:p>-0.0004428</text:p>
          </table:table-cell>
        </table:table-row>
        <table:table-row table:style-name="ro1">
          <table:table-cell office:value-type="string" calcext:value-type="string">
            <text:p>z_rot_minus_6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0" calcext:value-type="float">
            <text:p>-60</text:p>
          </table:table-cell>
          <table:table-cell table:formula="of:=ABS([.I32])" office:value-type="float" office:value="0.00014953" calcext:value-type="float">
            <text:p>0.00014953</text:p>
          </table:table-cell>
          <table:table-cell office:value-type="float" office:value="-0.00014953" calcext:value-type="float">
            <text:p>-0.00014953</text:p>
          </table:table-cell>
          <table:table-cell office:value-type="float" office:value="0.6886305" calcext:value-type="float">
            <text:p>0.6886305</text:p>
          </table:table-cell>
          <table:table-cell office:value-type="float" office:value="0.68848103" calcext:value-type="float">
            <text:p>0.68848103</text:p>
          </table:table-cell>
          <table:table-cell office:value-type="float" office:value="0.24946264" calcext:value-type="float">
            <text:p>0.24946264</text:p>
          </table:table-cell>
          <table:table-cell office:value-type="float" office:value="0.03883386" calcext:value-type="float">
            <text:p>0.03883386</text:p>
          </table:table-cell>
          <table:table-cell office:value-type="float" office:value="10" calcext:value-type="float">
            <text:p>10</text:p>
          </table:table-cell>
          <table:table-cell office:value-type="float" office:value="1.17120600342751" calcext:value-type="float">
            <text:p>1.17120600342751</text:p>
          </table:table-cell>
          <table:table-cell office:value-type="float" office:value="0.319799998402596" calcext:value-type="float">
            <text:p>0.319799998402596</text:p>
          </table:table-cell>
          <table:table-cell office:value-type="float" office:value="0.85140600502491" calcext:value-type="float">
            <text:p>0.85140600502491</text:p>
          </table:table-cell>
          <table:table-cell office:value-type="float" office:value="0.517205160558224" calcext:value-type="float">
            <text:p>0.517205160558224</text:p>
          </table:table-cell>
          <table:table-cell office:value-type="float" office:value="0.244003678192182" calcext:value-type="float">
            <text:p>0.244003678192182</text:p>
          </table:table-cell>
          <table:table-cell office:value-type="float" office:value="0.466780080795288" calcext:value-type="float">
            <text:p>0.466780080795288</text:p>
          </table:table-cell>
          <table:table-cell office:value-type="float" office:value="0.567630240321159" calcext:value-type="float">
            <text:p>0.567630240321159</text:p>
          </table:table-cell>
          <table:table-cell office:value-type="float" office:value="0.100850159525871" calcext:value-type="float">
            <text:p>0.100850159525871</text:p>
          </table:table-cell>
          <table:table-cell table:formula="of:=[.T32]-[.U32]" office:value-type="float" office:value="-0.100850159525871" calcext:value-type="float">
            <text:p>-0.100850159525871</text:p>
          </table:table-cell>
          <table:table-cell office:value-type="float" office:value="0.3843422" calcext:value-type="float">
            <text:p>0.3843422</text:p>
          </table:table-cell>
          <table:table-cell office:value-type="float" office:value="0.4412748" calcext:value-type="float">
            <text:p>0.4412748</text:p>
          </table:table-cell>
          <table:table-cell office:value-type="float" office:value="0.4720494" calcext:value-type="float">
            <text:p>0.4720494</text:p>
          </table:table-cell>
          <table:table-cell office:value-type="float" office:value="0.522176" calcext:value-type="float">
            <text:p>0.522176</text:p>
          </table:table-cell>
          <table:table-cell office:value-type="float" office:value="0.514058" calcext:value-type="float">
            <text:p>0.514058</text:p>
          </table:table-cell>
          <table:table-cell office:value-type="float" office:value="-0.0053628" calcext:value-type="float">
            <text:p>-0.0053628</text:p>
          </table:table-cell>
          <table:table-cell office:value-type="float" office:value="0.370148" calcext:value-type="float">
            <text:p>0.370148</text:p>
          </table:table-cell>
          <table:table-cell office:value-type="float" office:value="0.398561" calcext:value-type="float">
            <text:p>0.398561</text:p>
          </table:table-cell>
          <table:table-cell office:value-type="float" office:value="0.3198" calcext:value-type="float">
            <text:p>0.3198</text:p>
          </table:table-cell>
          <table:table-cell office:value-type="float" office:value="0.5784362" calcext:value-type="float">
            <text:p>0.5784362</text:p>
          </table:table-cell>
          <table:table-cell office:value-type="float" office:value="1.17120601" calcext:value-type="float">
            <text:p>1.17120601</text:p>
          </table:table-cell>
          <table:table-cell office:value-type="float" office:value="-0.0000737999999999999" calcext:value-type="float">
            <text:p>-0.0000737999999999999</text:p>
          </table:table-cell>
        </table:table-row>
        <table:table-row table:style-name="ro1">
          <table:table-cell office:value-type="string" calcext:value-type="string">
            <text:p>z_rot_minus_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5" calcext:value-type="float">
            <text:p>-65</text:p>
          </table:table-cell>
          <table:table-cell table:formula="of:=ABS([.I33])" office:value-type="float" office:value="0.00019729" calcext:value-type="float">
            <text:p>0.00019729</text:p>
          </table:table-cell>
          <table:table-cell office:value-type="float" office:value="-0.00019729" calcext:value-type="float">
            <text:p>-0.00019729</text:p>
          </table:table-cell>
          <table:table-cell office:value-type="float" office:value="0.6884738" calcext:value-type="float">
            <text:p>0.6884738</text:p>
          </table:table-cell>
          <table:table-cell office:value-type="float" office:value="0.68827649" calcext:value-type="float">
            <text:p>0.68827649</text:p>
          </table:table-cell>
          <table:table-cell office:value-type="float" office:value="0.2499375" calcext:value-type="float">
            <text:p>0.2499375</text:p>
          </table:table-cell>
          <table:table-cell office:value-type="float" office:value="0.03897644" calcext:value-type="float">
            <text:p>0.03897644</text:p>
          </table:table-cell>
          <table:table-cell office:value-type="float" office:value="9.9" calcext:value-type="float">
            <text:p>9.9</text:p>
          </table:table-cell>
          <table:table-cell office:value-type="float" office:value="1.49859099388123" calcext:value-type="float">
            <text:p>1.49859099388123</text:p>
          </table:table-cell>
          <table:table-cell office:value-type="float" office:value="0.230133001506329" calcext:value-type="float">
            <text:p>0.230133001506329</text:p>
          </table:table-cell>
          <table:table-cell office:value-type="float" office:value="1.2684579923749" calcext:value-type="float">
            <text:p>1.2684579923749</text:p>
          </table:table-cell>
          <table:table-cell office:value-type="float" office:value="0.524367861002684" calcext:value-type="float">
            <text:p>0.524367861002684</text:p>
          </table:table-cell>
          <table:table-cell office:value-type="float" office:value="0.363678791122102" calcext:value-type="float">
            <text:p>0.363678791122102</text:p>
          </table:table-cell>
          <table:table-cell office:value-type="float" office:value="0.444041480720043" calcext:value-type="float">
            <text:p>0.444041480720043</text:p>
          </table:table-cell>
          <table:table-cell office:value-type="float" office:value="0.604694241285324" calcext:value-type="float">
            <text:p>0.604694241285324</text:p>
          </table:table-cell>
          <table:table-cell office:value-type="float" office:value="0.160652760565281" calcext:value-type="float">
            <text:p>0.160652760565281</text:p>
          </table:table-cell>
          <table:table-cell table:formula="of:=[.T33]-[.U33]" office:value-type="float" office:value="-0.160652760565281" calcext:value-type="float">
            <text:p>-0.160652760565281</text:p>
          </table:table-cell>
          <table:table-cell office:value-type="float" office:value="0.4151332" calcext:value-type="float">
            <text:p>0.4151332</text:p>
          </table:table-cell>
          <table:table-cell office:value-type="float" office:value="0.4798148" calcext:value-type="float">
            <text:p>0.4798148</text:p>
          </table:table-cell>
          <table:table-cell office:value-type="float" office:value="0.5276044" calcext:value-type="float">
            <text:p>0.5276044</text:p>
          </table:table-cell>
          <table:table-cell office:value-type="float" office:value="0.558461" calcext:value-type="float">
            <text:p>0.558461</text:p>
          </table:table-cell>
          <table:table-cell office:value-type="float" office:value="0.239194" calcext:value-type="float">
            <text:p>0.239194</text:p>
          </table:table-cell>
          <table:table-cell office:value-type="float" office:value="-0.0048298" calcext:value-type="float">
            <text:p>-0.0048298</text:p>
          </table:table-cell>
          <table:table-cell office:value-type="float" office:value="0.327467" calcext:value-type="float">
            <text:p>0.327467</text:p>
          </table:table-cell>
          <table:table-cell office:value-type="float" office:value="0.354158" calcext:value-type="float">
            <text:p>0.354158</text:p>
          </table:table-cell>
          <table:table-cell office:value-type="float" office:value="0.287902" calcext:value-type="float">
            <text:p>0.287902</text:p>
          </table:table-cell>
          <table:table-cell office:value-type="float" office:value="0.5553532" calcext:value-type="float">
            <text:p>0.5553532</text:p>
          </table:table-cell>
          <table:table-cell office:value-type="float" office:value="1.49859099" calcext:value-type="float">
            <text:p>1.49859099</text:p>
          </table:table-cell>
          <table:table-cell office:value-type="float" office:value="-0.0003198" calcext:value-type="float">
            <text:p>-0.0003198</text:p>
          </table:table-cell>
        </table:table-row>
        <table:table-row table:style-name="ro1">
          <table:table-cell office:value-type="string" calcext:value-type="string">
            <text:p>z_rot_minus_7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0" calcext:value-type="float">
            <text:p>-70</text:p>
          </table:table-cell>
          <table:table-cell table:formula="of:=ABS([.I34])" office:value-type="float" office:value="0.00025251" calcext:value-type="float">
            <text:p>0.00025251</text:p>
          </table:table-cell>
          <table:table-cell office:value-type="float" office:value="-0.00025251" calcext:value-type="float">
            <text:p>-0.00025251</text:p>
          </table:table-cell>
          <table:table-cell office:value-type="float" office:value="0.6883313" calcext:value-type="float">
            <text:p>0.6883313</text:p>
          </table:table-cell>
          <table:table-cell office:value-type="float" office:value="0.68807877" calcext:value-type="float">
            <text:p>0.68807877</text:p>
          </table:table-cell>
          <table:table-cell office:value-type="float" office:value="0.25053066" calcext:value-type="float">
            <text:p>0.25053066</text:p>
          </table:table-cell>
          <table:table-cell office:value-type="float" office:value="0.04007798" calcext:value-type="float">
            <text:p>0.04007798</text:p>
          </table:table-cell>
          <table:table-cell office:value-type="float" office:value="9.2" calcext:value-type="float">
            <text:p>9.2</text:p>
          </table:table-cell>
          <table:table-cell office:value-type="float" office:value="2.16762901544571" calcext:value-type="float">
            <text:p>2.16762901544571</text:p>
          </table:table-cell>
          <table:table-cell office:value-type="float" office:value="-0.185114996507764" calcext:value-type="float">
            <text:p>-0.185114996507764</text:p>
          </table:table-cell>
          <table:table-cell office:value-type="float" office:value="2.35274401195347" calcext:value-type="float">
            <text:p>2.35274401195347</text:p>
          </table:table-cell>
          <table:table-cell office:value-type="float" office:value="0.547672260813415" calcext:value-type="float">
            <text:p>0.547672260813415</text:p>
          </table:table-cell>
          <table:table-cell office:value-type="float" office:value="0.627175730982029" calcext:value-type="float">
            <text:p>0.627175730982029</text:p>
          </table:table-cell>
          <table:table-cell office:value-type="float" office:value="0.389577079042792" calcext:value-type="float">
            <text:p>0.389577079042792</text:p>
          </table:table-cell>
          <table:table-cell office:value-type="float" office:value="0.705767442584038" calcext:value-type="float">
            <text:p>0.705767442584038</text:p>
          </table:table-cell>
          <table:table-cell office:value-type="float" office:value="0.316190363541246" calcext:value-type="float">
            <text:p>0.316190363541246</text:p>
          </table:table-cell>
          <table:table-cell table:formula="of:=[.T34]-[.U34]" office:value-type="float" office:value="-0.316190363541246" calcext:value-type="float">
            <text:p>-0.316190363541246</text:p>
          </table:table-cell>
          <table:table-cell office:value-type="float" office:value="0.4163222" calcext:value-type="float">
            <text:p>0.4163222</text:p>
          </table:table-cell>
          <table:table-cell office:value-type="float" office:value="0.4759608" calcext:value-type="float">
            <text:p>0.4759608</text:p>
          </table:table-cell>
          <table:table-cell office:value-type="float" office:value="0.5592154" calcext:value-type="float">
            <text:p>0.5592154</text:p>
          </table:table-cell>
          <table:table-cell office:value-type="float" office:value="0.681502" calcext:value-type="float">
            <text:p>0.681502</text:p>
          </table:table-cell>
          <table:table-cell office:value-type="float" office:value="-0.185115" calcext:value-type="float">
            <text:p>-0.185115</text:p>
          </table:table-cell>
          <table:table-cell office:value-type="float" office:value="-0.0043788" calcext:value-type="float">
            <text:p>-0.0043788</text:p>
          </table:table-cell>
          <table:table-cell office:value-type="float" office:value="0.266664" calcext:value-type="float">
            <text:p>0.266664</text:p>
          </table:table-cell>
          <table:table-cell office:value-type="float" office:value="0.298521" calcext:value-type="float">
            <text:p>0.298521</text:p>
          </table:table-cell>
          <table:table-cell office:value-type="float" office:value="0.246943" calcext:value-type="float">
            <text:p>0.246943</text:p>
          </table:table-cell>
          <table:table-cell office:value-type="float" office:value="0.5490802" calcext:value-type="float">
            <text:p>0.5490802</text:p>
          </table:table-cell>
          <table:table-cell office:value-type="float" office:value="2.16762904" calcext:value-type="float">
            <text:p>2.16762904</text:p>
          </table:table-cell>
          <table:table-cell office:value-type="float" office:value="-0.0009758" calcext:value-type="float">
            <text:p>-0.0009758</text:p>
          </table:table-cell>
        </table:table-row>
        <table:table-row table:style-name="ro1">
          <table:table-cell office:value-type="string" calcext:value-type="string">
            <text:p>z_rot_minus_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5" calcext:value-type="float">
            <text:p>-75</text:p>
          </table:table-cell>
          <table:table-cell table:formula="of:=ABS([.I35])" office:value-type="float" office:value="0.00017709" calcext:value-type="float">
            <text:p>0.00017709</text:p>
          </table:table-cell>
          <table:table-cell office:value-type="float" office:value="-0.00017709" calcext:value-type="float">
            <text:p>-0.00017709</text:p>
          </table:table-cell>
          <table:table-cell office:value-type="float" office:value="0.6882352" calcext:value-type="float">
            <text:p>0.6882352</text:p>
          </table:table-cell>
          <table:table-cell office:value-type="float" office:value="0.68805811" calcext:value-type="float">
            <text:p>0.68805811</text:p>
          </table:table-cell>
          <table:table-cell office:value-type="float" office:value="0.25083327" calcext:value-type="float">
            <text:p>0.25083327</text:p>
          </table:table-cell>
          <table:table-cell office:value-type="float" office:value="0.04194112" calcext:value-type="float">
            <text:p>0.04194112</text:p>
          </table:table-cell>
          <table:table-cell office:value-type="float" office:value="10" calcext:value-type="float">
            <text:p>10</text:p>
          </table:table-cell>
          <table:table-cell office:value-type="float" office:value="2.87270600795746" calcext:value-type="float">
            <text:p>2.87270600795746</text:p>
          </table:table-cell>
          <table:table-cell office:value-type="float" office:value="0.221030998229981" calcext:value-type="float">
            <text:p>0.221030998229981</text:p>
          </table:table-cell>
          <table:table-cell office:value-type="float" office:value="2.65167500972748" calcext:value-type="float">
            <text:p>2.65167500972748</text:p>
          </table:table-cell>
          <table:table-cell office:value-type="float" office:value="0.684546662569046" calcext:value-type="float">
            <text:p>0.684546662569046</text:p>
          </table:table-cell>
          <table:table-cell office:value-type="float" office:value="0.794081391329513" calcext:value-type="float">
            <text:p>0.794081391329513</text:p>
          </table:table-cell>
          <table:table-cell office:value-type="float" office:value="0.53303608238697" calcext:value-type="float">
            <text:p>0.53303608238697</text:p>
          </table:table-cell>
          <table:table-cell office:value-type="float" office:value="0.836057242751122" calcext:value-type="float">
            <text:p>0.836057242751122</text:p>
          </table:table-cell>
          <table:table-cell office:value-type="float" office:value="0.303021160364151" calcext:value-type="float">
            <text:p>0.303021160364151</text:p>
          </table:table-cell>
          <table:table-cell table:formula="of:=[.T35]-[.U35]" office:value-type="float" office:value="-0.303021160364152" calcext:value-type="float">
            <text:p>-0.303021160364152</text:p>
          </table:table-cell>
          <table:table-cell office:value-type="float" office:value="0.3790122" calcext:value-type="float">
            <text:p>0.3790122</text:p>
          </table:table-cell>
          <table:table-cell office:value-type="float" office:value="0.4301638" calcext:value-type="float">
            <text:p>0.4301638</text:p>
          </table:table-cell>
          <table:table-cell office:value-type="float" office:value="0.5424874" calcext:value-type="float">
            <text:p>0.5424874</text:p>
          </table:table-cell>
          <table:table-cell office:value-type="float" office:value="0.814219" calcext:value-type="float">
            <text:p>0.814219</text:p>
          </table:table-cell>
          <table:table-cell office:value-type="float" office:value="0.499298" calcext:value-type="float">
            <text:p>0.499298</text:p>
          </table:table-cell>
          <table:table-cell office:value-type="float" office:value="-0.0049938" calcext:value-type="float">
            <text:p>-0.0049938</text:p>
          </table:table-cell>
          <table:table-cell office:value-type="float" office:value="0.229436" calcext:value-type="float">
            <text:p>0.229436</text:p>
          </table:table-cell>
          <table:table-cell office:value-type="float" office:value="0.262974" calcext:value-type="float">
            <text:p>0.262974</text:p>
          </table:table-cell>
          <table:table-cell office:value-type="float" office:value="0.221728" calcext:value-type="float">
            <text:p>0.221728</text:p>
          </table:table-cell>
          <table:table-cell office:value-type="float" office:value="0.5934422" calcext:value-type="float">
            <text:p>0.5934422</text:p>
          </table:table-cell>
          <table:table-cell office:value-type="float" office:value="2.87270601" calcext:value-type="float">
            <text:p>2.87270601</text:p>
          </table:table-cell>
          <table:table-cell office:value-type="float" office:value="-0.0023288" calcext:value-type="float">
            <text:p>-0.0023288</text:p>
          </table:table-cell>
        </table:table-row>
        <table:table-row table:style-name="ro1">
          <table:table-cell office:value-type="string" calcext:value-type="string">
            <text:p>z_rot_minus_8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0" calcext:value-type="float">
            <text:p>-80</text:p>
          </table:table-cell>
          <table:table-cell table:formula="of:=ABS([.I36])" office:value-type="float" office:value="0.00006757" calcext:value-type="float">
            <text:p>0.00006757</text:p>
          </table:table-cell>
          <table:table-cell office:value-type="float" office:value="-0.00006757" calcext:value-type="float">
            <text:p>-0.00006757</text:p>
          </table:table-cell>
          <table:table-cell office:value-type="float" office:value="0.6881572" calcext:value-type="float">
            <text:p>0.6881572</text:p>
          </table:table-cell>
          <table:table-cell office:value-type="float" office:value="0.68808963" calcext:value-type="float">
            <text:p>0.68808963</text:p>
          </table:table-cell>
          <table:table-cell office:value-type="float" office:value="0.25089498" calcext:value-type="float">
            <text:p>0.25089498</text:p>
          </table:table-cell>
          <table:table-cell office:value-type="float" office:value="0.04363446" calcext:value-type="float">
            <text:p>0.04363446</text:p>
          </table:table-cell>
          <table:table-cell office:value-type="float" office:value="10" calcext:value-type="float">
            <text:p>10</text:p>
          </table:table-cell>
          <table:table-cell office:value-type="float" office:value="3.48524599075317" calcext:value-type="float">
            <text:p>3.48524599075317</text:p>
          </table:table-cell>
          <table:table-cell office:value-type="float" office:value="0.226729999482632" calcext:value-type="float">
            <text:p>0.226729999482632</text:p>
          </table:table-cell>
          <table:table-cell office:value-type="float" office:value="3.25851599127054" calcext:value-type="float">
            <text:p>3.25851599127054</text:p>
          </table:table-cell>
          <table:table-cell office:value-type="float" office:value="0.879321259260177" calcext:value-type="float">
            <text:p>0.879321259260177</text:p>
          </table:table-cell>
          <table:table-cell office:value-type="float" office:value="1.04056647265209" calcext:value-type="float">
            <text:p>1.04056647265209</text:p>
          </table:table-cell>
          <table:table-cell office:value-type="float" office:value="0.768851681947708" calcext:value-type="float">
            <text:p>0.768851681947708</text:p>
          </table:table-cell>
          <table:table-cell office:value-type="float" office:value="0.989790836572647" calcext:value-type="float">
            <text:p>0.989790836572647</text:p>
          </table:table-cell>
          <table:table-cell office:value-type="float" office:value="0.220939154624939" calcext:value-type="float">
            <text:p>0.220939154624939</text:p>
          </table:table-cell>
          <table:table-cell table:formula="of:=[.T36]-[.U36]" office:value-type="float" office:value="-0.220939154624939" calcext:value-type="float">
            <text:p>-0.220939154624939</text:p>
          </table:table-cell>
          <table:table-cell office:value-type="float" office:value="0.3319442" calcext:value-type="float">
            <text:p>0.3319442</text:p>
          </table:table-cell>
          <table:table-cell office:value-type="float" office:value="0.3807998" calcext:value-type="float">
            <text:p>0.3807998</text:p>
          </table:table-cell>
          <table:table-cell office:value-type="float" office:value="0.4874244" calcext:value-type="float">
            <text:p>0.4874244</text:p>
          </table:table-cell>
          <table:table-cell office:value-type="float" office:value="0.807618" calcext:value-type="float">
            <text:p>0.807618</text:p>
          </table:table-cell>
          <table:table-cell office:value-type="float" office:value="1.83647201" calcext:value-type="float">
            <text:p>1.83647201</text:p>
          </table:table-cell>
          <table:table-cell office:value-type="float" office:value="-0.0046658" calcext:value-type="float">
            <text:p>-0.0046658</text:p>
          </table:table-cell>
          <table:table-cell office:value-type="float" office:value="0.230871" calcext:value-type="float">
            <text:p>0.230871</text:p>
          </table:table-cell>
          <table:table-cell office:value-type="float" office:value="0.26978" calcext:value-type="float">
            <text:p>0.26978</text:p>
          </table:table-cell>
          <table:table-cell office:value-type="float" office:value="0.234479" calcext:value-type="float">
            <text:p>0.234479</text:p>
          </table:table-cell>
          <table:table-cell office:value-type="float" office:value="0.7285782" calcext:value-type="float">
            <text:p>0.7285782</text:p>
          </table:table-cell>
          <table:table-cell office:value-type="float" office:value="3.48524599" calcext:value-type="float">
            <text:p>3.48524599</text:p>
          </table:table-cell>
          <table:table-cell office:value-type="float" office:value="-0.0034358" calcext:value-type="float">
            <text:p>-0.0034358</text:p>
          </table:table-cell>
        </table:table-row>
        <table:table-row table:style-name="ro1">
          <table:table-cell office:value-type="string" calcext:value-type="string">
            <text:p>z_rot_minus_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5" calcext:value-type="float">
            <text:p>-85</text:p>
          </table:table-cell>
          <table:table-cell table:formula="of:=ABS([.I37])" office:value-type="float" office:value="0.00004479" calcext:value-type="float">
            <text:p>0.00004479</text:p>
          </table:table-cell>
          <table:table-cell office:value-type="float" office:value="-0.00004479" calcext:value-type="float">
            <text:p>-0.00004479</text:p>
          </table:table-cell>
          <table:table-cell office:value-type="float" office:value="0.6881119" calcext:value-type="float">
            <text:p>0.6881119</text:p>
          </table:table-cell>
          <table:table-cell office:value-type="float" office:value="0.68806714" calcext:value-type="float">
            <text:p>0.68806714</text:p>
          </table:table-cell>
          <table:table-cell office:value-type="float" office:value="0.25136845" calcext:value-type="float">
            <text:p>0.25136845</text:p>
          </table:table-cell>
          <table:table-cell office:value-type="float" office:value="0.0442042" calcext:value-type="float">
            <text:p>0.0442042</text:p>
          </table:table-cell>
          <table:table-cell office:value-type="float" office:value="10" calcext:value-type="float">
            <text:p>10</text:p>
          </table:table-cell>
          <table:table-cell office:value-type="float" office:value="4.00533101558685" calcext:value-type="float">
            <text:p>4.00533101558685</text:p>
          </table:table-cell>
          <table:table-cell office:value-type="float" office:value="0.254404999315739" calcext:value-type="float">
            <text:p>0.254404999315739</text:p>
          </table:table-cell>
          <table:table-cell office:value-type="float" office:value="3.75092601627111" calcext:value-type="float">
            <text:p>3.75092601627111</text:p>
          </table:table-cell>
          <table:table-cell office:value-type="float" office:value="0.985125861316919" calcext:value-type="float">
            <text:p>0.985125861316919</text:p>
          </table:table-cell>
          <table:table-cell office:value-type="float" office:value="1.23594020260807" calcext:value-type="float">
            <text:p>1.23594020260807</text:p>
          </table:table-cell>
          <table:table-cell office:value-type="float" office:value="0.820380480289459" calcext:value-type="float">
            <text:p>0.820380480289459</text:p>
          </table:table-cell>
          <table:table-cell office:value-type="float" office:value="1.14987124234438" calcext:value-type="float">
            <text:p>1.14987124234438</text:p>
          </table:table-cell>
          <table:table-cell office:value-type="float" office:value="0.32949076205492" calcext:value-type="float">
            <text:p>0.32949076205492</text:p>
          </table:table-cell>
          <table:table-cell table:formula="of:=[.T37]-[.U37]" office:value-type="float" office:value="-0.329490762054921" calcext:value-type="float">
            <text:p>-0.329490762054921</text:p>
          </table:table-cell>
          <table:table-cell office:value-type="float" office:value="0.2899602" calcext:value-type="float">
            <text:p>0.2899602</text:p>
          </table:table-cell>
          <table:table-cell office:value-type="float" office:value="0.3332808" calcext:value-type="float">
            <text:p>0.3332808</text:p>
          </table:table-cell>
          <table:table-cell office:value-type="float" office:value="0.4210864" calcext:value-type="float">
            <text:p>0.4210864</text:p>
          </table:table-cell>
          <table:table-cell office:value-type="float" office:value="0.740706" calcext:value-type="float">
            <text:p>0.740706</text:p>
          </table:table-cell>
          <table:table-cell office:value-type="float" office:value="2.316869" calcext:value-type="float">
            <text:p>2.316869</text:p>
          </table:table-cell>
          <table:table-cell office:value-type="float" office:value="-0.0048708" calcext:value-type="float">
            <text:p>-0.0048708</text:p>
          </table:table-cell>
          <table:table-cell office:value-type="float" office:value="0.254405" calcext:value-type="float">
            <text:p>0.254405</text:p>
          </table:table-cell>
          <table:table-cell office:value-type="float" office:value="0.301883" calcext:value-type="float">
            <text:p>0.301883</text:p>
          </table:table-cell>
          <table:table-cell office:value-type="float" office:value="0.279702" calcext:value-type="float">
            <text:p>0.279702</text:p>
          </table:table-cell>
          <table:table-cell office:value-type="float" office:value="0.9080352" calcext:value-type="float">
            <text:p>0.9080352</text:p>
          </table:table-cell>
          <table:table-cell office:value-type="float" office:value="4.00533103" calcext:value-type="float">
            <text:p>4.00533103</text:p>
          </table:table-cell>
          <table:table-cell office:value-type="float" office:value="-0.0043788" calcext:value-type="float">
            <text:p>-0.0043788</text:p>
          </table:table-cell>
        </table:table-row>
        <table:table-row table:style-name="ro1">
          <table:table-cell office:value-type="string" calcext:value-type="string">
            <text:p>z_rot_minus_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0" calcext:value-type="float">
            <text:p>-90</text:p>
          </table:table-cell>
          <table:table-cell table:formula="of:=ABS([.I3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6880963" calcext:value-type="float">
            <text:p>0.6880963</text:p>
          </table:table-cell>
          <table:table-cell office:value-type="float" office:value="0.6880962" calcext:value-type="float">
            <text:p>0.6880962</text:p>
          </table:table-cell>
          <table:table-cell office:value-type="float" office:value="0.25197625" calcext:value-type="float">
            <text:p>0.25197625</text:p>
          </table:table-cell>
          <table:table-cell office:value-type="float" office:value="0.04427404" calcext:value-type="float">
            <text:p>0.04427404</text:p>
          </table:table-cell>
          <table:table-cell office:value-type="float" office:value="10" calcext:value-type="float">
            <text:p>10</text:p>
          </table:table-cell>
          <table:table-cell office:value-type="float" office:value="4.31086299419403" calcext:value-type="float">
            <text:p>4.31086299419403</text:p>
          </table:table-cell>
          <table:table-cell office:value-type="float" office:value="0.256545199453831" calcext:value-type="float">
            <text:p>0.256545199453831</text:p>
          </table:table-cell>
          <table:table-cell office:value-type="float" office:value="4.0543177947402" calcext:value-type="float">
            <text:p>4.0543177947402</text:p>
          </table:table-cell>
          <table:table-cell office:value-type="float" office:value="1.0248261629045" calcext:value-type="float">
            <text:p>1.0248261629045</text:p>
          </table:table-cell>
          <table:table-cell office:value-type="float" office:value="1.31884434678483" calcext:value-type="float">
            <text:p>1.31884434678483</text:p>
          </table:table-cell>
          <table:table-cell office:value-type="float" office:value="0.768400686085224" calcext:value-type="float">
            <text:p>0.768400686085224</text:p>
          </table:table-cell>
          <table:table-cell office:value-type="float" office:value="1.28125163972378" calcext:value-type="float">
            <text:p>1.28125163972378</text:p>
          </table:table-cell>
          <table:table-cell office:value-type="float" office:value="0.512850953638553" calcext:value-type="float">
            <text:p>0.512850953638553</text:p>
          </table:table-cell>
          <table:table-cell table:formula="of:=[.T38]-[.U38]" office:value-type="float" office:value="-0.512850953638556" calcext:value-type="float">
            <text:p>-0.512850953638556</text:p>
          </table:table-cell>
          <table:table-cell office:value-type="float" office:value="0.2565452" calcext:value-type="float">
            <text:p>0.2565452</text:p>
          </table:table-cell>
          <table:table-cell office:value-type="float" office:value="0.2880578" calcext:value-type="float">
            <text:p>0.2880578</text:p>
          </table:table-cell>
          <table:table-cell office:value-type="float" office:value="0.3599554" calcext:value-type="float">
            <text:p>0.3599554</text:p>
          </table:table-cell>
          <table:table-cell office:value-type="float" office:value="0.637796" calcext:value-type="float">
            <text:p>0.637796</text:p>
          </table:table-cell>
          <table:table-cell office:value-type="float" office:value="2.29964902" calcext:value-type="float">
            <text:p>2.29964902</text:p>
          </table:table-cell>
          <table:table-cell office:value-type="float" office:value="-0.0048708" calcext:value-type="float">
            <text:p>-0.0048708</text:p>
          </table:table-cell>
          <table:table-cell office:value-type="float" office:value="0.304835" calcext:value-type="float">
            <text:p>0.304835</text:p>
          </table:table-cell>
          <table:table-cell office:value-type="float" office:value="0.344564" calcext:value-type="float">
            <text:p>0.344564</text:p>
          </table:table-cell>
          <table:table-cell office:value-type="float" office:value="0.354199" calcext:value-type="float">
            <text:p>0.354199</text:p>
          </table:table-cell>
          <table:table-cell office:value-type="float" office:value="1.09179722" calcext:value-type="float">
            <text:p>1.09179722</text:p>
          </table:table-cell>
          <table:table-cell office:value-type="float" office:value="4.310863" calcext:value-type="float">
            <text:p>4.310863</text:p>
          </table:table-cell>
          <table:table-cell office:value-type="float" office:value="-0.0051988" calcext:value-type="float">
            <text:p>-0.00519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8-21T15:26:38.506811595</dc:date>
    <meta:editing-duration>PT12M14S</meta:editing-duration>
    <meta:editing-cycles>3</meta:editing-cycles>
    <meta:document-statistic meta:table-count="1" meta:cell-count="1330" meta:object-count="0"/>
  </office:meta>
</office:document-meta>
</file>